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styles.xml" manifest:media-type="text/xml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settings.xml" manifest:media-type="text/xml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figurations2/" manifest:media-type="application/vnd.sun.xml.ui.configuration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meta.xml" manifest:media-type="text/xml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a5256" officeooo:paragraph-rsid="000a5256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</style:style>
    <style:style style:name="P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</style:style>
    <style:style style:name="P5" style:family="paragraph" style:parent-style-name="Standard" style:master-page-name="">
      <loext:graphic-properties draw:fill="none"/>
      <style:paragraph-properties fo:margin-left="11.8cm" fo:margin-right="0cm" fo:text-align="start" style:justify-single-word="false" fo:text-indent="0cm" style:auto-text-indent="false" style:page-number="auto" fo:background-color="transparent"/>
    </style:style>
    <style:style style:name="P6" style:family="paragraph" style:parent-style-name="Standard">
      <loext:graphic-properties draw:fill="none"/>
      <style:paragraph-properties fo:margin-left="11.8cm" fo:margin-right="0cm" fo:text-align="start" style:justify-single-word="false" fo:text-indent="0cm" style:auto-text-indent="false" fo:background-color="transparent"/>
    </style:style>
    <style:style style:name="P7" style:family="paragraph" style:parent-style-name="Text_20_body">
      <style:text-properties officeooo:paragraph-rsid="000cd078"/>
    </style:style>
    <style:style style:name="P8" style:family="paragraph" style:parent-style-name="Text_20_body">
      <style:text-properties officeooo:rsid="0010c011" officeooo:paragraph-rsid="0010c011"/>
    </style:style>
    <style:style style:name="P9" style:family="paragraph" style:parent-style-name="Text_20_body">
      <style:text-properties officeooo:paragraph-rsid="001516e9"/>
    </style:style>
    <style:style style:name="P10" style:family="paragraph" style:parent-style-name="Text_20_body">
      <style:text-properties style:font-name="Liberation Serif1" officeooo:rsid="000a5256" officeooo:paragraph-rsid="000a5256" style:font-name-asian="DejaVu Sans" style:font-name-complex="Noto Sans1"/>
    </style:style>
    <style:style style:name="P11" style:family="paragraph" style:parent-style-name="Text_20_body">
      <style:text-properties style:font-name="Liberation Serif" officeooo:rsid="0010c011" officeooo:paragraph-rsid="0010c011" style:font-name-asian="DejaVu Sans" style:font-name-complex="Noto Sans1"/>
    </style:style>
    <style:style style:name="P12" style:family="paragraph" style:parent-style-name="Text_20_body">
      <style:text-properties officeooo:rsid="0016913b" officeooo:paragraph-rsid="0016bc52"/>
    </style:style>
    <style:style style:name="P13" style:family="paragraph" style:parent-style-name="Text_20_body">
      <style:text-properties officeooo:rsid="00179658" officeooo:paragraph-rsid="00179658"/>
    </style:style>
    <style:style style:name="P14" style:family="paragraph" style:parent-style-name="Text_20_body">
      <style:text-properties officeooo:rsid="001992b1" officeooo:paragraph-rsid="001992b1"/>
    </style:style>
    <style:style style:name="P15" style:family="paragraph" style:parent-style-name="Text_20_body">
      <style:text-properties officeooo:rsid="001a4c9b" officeooo:paragraph-rsid="001a4c9b"/>
    </style:style>
    <style:style style:name="P16" style:family="paragraph" style:parent-style-name="Heading_20_2">
      <style:text-properties officeooo:rsid="002229e8" officeooo:paragraph-rsid="002229e8"/>
    </style:style>
    <style:style style:name="P17" style:family="paragraph" style:parent-style-name="Heading_20_2">
      <style:text-properties officeooo:rsid="0024e9d6" officeooo:paragraph-rsid="0024e9d6"/>
    </style:style>
    <style:style style:name="P18" style:family="paragraph" style:parent-style-name="Heading_20_3">
      <style:paragraph-properties fo:break-before="page"/>
      <style:text-properties officeooo:rsid="000a5256" officeooo:paragraph-rsid="000a5256"/>
    </style:style>
    <style:style style:name="P19" style:family="paragraph" style:parent-style-name="Text_20_body">
      <style:text-properties style:font-name="Liberation Serif" officeooo:rsid="0016bc52" officeooo:paragraph-rsid="0016bc52" style:font-name-asian="DejaVu Sans" style:font-name-complex="Noto Sans1"/>
    </style:style>
    <style:style style:name="P20" style:family="paragraph" style:parent-style-name="Text_20_body">
      <style:text-properties officeooo:rsid="0016913b" officeooo:paragraph-rsid="0016bc52"/>
    </style:style>
    <style:style style:name="P21" style:family="paragraph" style:parent-style-name="Text_20_body">
      <style:text-properties officeooo:rsid="002229e8" officeooo:paragraph-rsid="002229e8"/>
    </style:style>
    <style:style style:name="P22" style:family="paragraph" style:parent-style-name="Text_20_body">
      <style:text-properties officeooo:rsid="002229e8" officeooo:paragraph-rsid="00225bb8"/>
    </style:style>
    <style:style style:name="P23" style:family="paragraph" style:parent-style-name="Text_20_body">
      <style:text-properties officeooo:rsid="00233df7" officeooo:paragraph-rsid="00233df7"/>
    </style:style>
    <style:style style:name="P24" style:family="paragraph" style:parent-style-name="Text_20_body">
      <style:text-properties officeooo:rsid="0024e9d6" officeooo:paragraph-rsid="0024e9d6"/>
    </style:style>
    <style:style style:name="P25" style:family="paragraph" style:parent-style-name="Text_20_body" style:list-style-name="L1">
      <style:text-properties officeooo:rsid="0024e9d6" officeooo:paragraph-rsid="0024e9d6"/>
    </style:style>
    <style:style style:name="P26" style:family="paragraph" style:parent-style-name="Text_20_body">
      <style:text-properties officeooo:rsid="0024e9d6" officeooo:paragraph-rsid="00266e67"/>
    </style:style>
    <style:style style:name="P27" style:family="paragraph" style:parent-style-name="Text_20_body" style:list-style-name="L1"/>
    <style:style style:name="P28" style:family="paragraph" style:parent-style-name="Text_20_body" style:list-style-name="L1">
      <style:paragraph-properties fo:margin-top="0cm" fo:margin-bottom="0cm" style:contextual-spacing="false"/>
    </style:style>
    <style:style style:name="P29" style:family="paragraph" style:parent-style-name="Text_20_body">
      <style:text-properties officeooo:rsid="00266e67" officeooo:paragraph-rsid="0027ee87"/>
    </style:style>
    <style:style style:name="P30" style:family="paragraph" style:parent-style-name="Text_20_body">
      <style:text-properties officeooo:paragraph-rsid="0027ee87"/>
    </style:style>
    <style:style style:name="P31" style:family="paragraph" style:parent-style-name="Text_20_body">
      <style:text-properties officeooo:rsid="0027ee87" officeooo:paragraph-rsid="0027ee87"/>
    </style:style>
    <style:style style:name="P32" style:family="paragraph" style:parent-style-name="Text_20_body">
      <style:text-properties officeooo:rsid="00295ce3" officeooo:paragraph-rsid="00295ce3"/>
    </style:style>
    <style:style style:name="P33" style:family="paragraph" style:parent-style-name="Text_20_body">
      <style:text-properties officeooo:rsid="0029f459" officeooo:paragraph-rsid="0029f459"/>
    </style:style>
    <style:style style:name="P34" style:family="paragraph" style:parent-style-name="Text_20_body">
      <style:paragraph-properties fo:margin-top="0cm" fo:margin-bottom="0cm" style:contextual-spacing="false"/>
      <style:text-properties officeooo:rsid="002a2888" officeooo:paragraph-rsid="002a2888"/>
    </style:style>
    <style:style style:name="P35" style:family="paragraph" style:parent-style-name="Text_20_body">
      <style:text-properties officeooo:rsid="0033790c" officeooo:paragraph-rsid="0033790c"/>
    </style:style>
    <style:style style:name="T1" style:family="text">
      <style:text-properties officeooo:rsid="000892e7"/>
    </style:style>
    <style:style style:name="T2" style:family="text">
      <style:text-properties style:font-name="Liberation Serif" style:font-name-asian="Liberation Serif" style:font-name-complex="Liberation Serif"/>
    </style:style>
    <style:style style:name="T3" style:family="text">
      <style:text-properties style:font-name="Liberation Serif" officeooo:rsid="000a5256" style:font-name-asian="Liberation Serif" style:font-name-complex="Liberation Serif"/>
    </style:style>
    <style:style style:name="T4" style:family="text">
      <style:text-properties style:font-name="Liberation Serif" officeooo:rsid="0016bc52" style:font-name-asian="Liberation Serif" style:font-name-complex="Liberation Serif"/>
    </style:style>
    <style:style style:name="T5" style:family="text">
      <style:text-properties style:font-name="Liberation Serif" style:font-name-asian="DejaVu Sans" style:font-name-complex="Noto Sans1"/>
    </style:style>
    <style:style style:name="T6" style:family="text">
      <style:text-properties style:font-name="Liberation Serif" officeooo:rsid="000cd078" style:font-name-asian="DejaVu Sans" style:font-name-complex="Noto Sans1"/>
    </style:style>
    <style:style style:name="T7" style:family="text">
      <style:text-properties style:font-name="Liberation Serif" officeooo:rsid="000d72e8" style:font-name-asian="DejaVu Sans" style:font-name-complex="Noto Sans1"/>
    </style:style>
    <style:style style:name="T8" style:family="text">
      <style:text-properties style:font-name="Liberation Serif" officeooo:rsid="0013fc93" style:font-name-asian="DejaVu Sans" style:font-name-complex="Noto Sans1"/>
    </style:style>
    <style:style style:name="T9" style:family="text">
      <style:text-properties style:font-name="Liberation Serif" officeooo:rsid="001516e9" style:font-name-asian="DejaVu Sans" style:font-name-complex="Noto Sans1"/>
    </style:style>
    <style:style style:name="T10" style:family="text">
      <style:text-properties style:font-name="Liberation Serif" officeooo:rsid="0016bc52" style:font-name-asian="DejaVu Sans" style:font-name-complex="Noto Sans1"/>
    </style:style>
    <style:style style:name="T11" style:family="text">
      <style:text-properties style:font-name="Liberation Serif" officeooo:rsid="00179658" style:font-name-asian="DejaVu Sans" style:font-name-complex="Noto Sans1"/>
    </style:style>
    <style:style style:name="T12" style:family="text">
      <style:text-properties style:font-name="Liberation Serif" officeooo:rsid="001e07a0" style:font-name-asian="DejaVu Sans" style:font-name-complex="Noto Sans1"/>
    </style:style>
    <style:style style:name="T13" style:family="text">
      <style:text-properties style:font-name="Liberation Serif" officeooo:rsid="001fad7c" style:font-name-asian="DejaVu Sans" style:font-name-complex="Noto Sans1"/>
    </style:style>
    <style:style style:name="T14" style:family="text">
      <style:text-properties style:font-name="Liberation Serif" officeooo:rsid="00213aeb" style:font-name-asian="DejaVu Sans" style:font-name-complex="Noto Sans1"/>
    </style:style>
    <style:style style:name="T15" style:family="text">
      <style:text-properties style:font-name="Liberation Serif1" style:font-name-asian="DejaVu Sans" style:font-name-complex="Noto Sans1"/>
    </style:style>
    <style:style style:name="T16" style:family="text">
      <style:text-properties style:font-name="Liberation Serif1" officeooo:rsid="000a5256" style:font-name-asian="DejaVu Sans" style:font-name-complex="Noto Sans1"/>
    </style:style>
    <style:style style:name="T17" style:family="text">
      <style:text-properties style:font-name="Liberation Serif1" officeooo:rsid="000cd078" style:font-name-asian="DejaVu Sans" style:font-name-complex="Noto Sans1"/>
    </style:style>
    <style:style style:name="T18" style:family="text">
      <style:text-properties style:font-name="Liberation Serif1" officeooo:rsid="000b507e" style:font-name-asian="DejaVu Sans" style:font-name-complex="Noto Sans1"/>
    </style:style>
    <style:style style:name="T19" style:family="text">
      <style:text-properties style:font-name="Liberation Serif1" officeooo:rsid="001048b9" style:font-name-asian="DejaVu Sans" style:font-name-complex="Noto Sans1"/>
    </style:style>
    <style:style style:name="T20" style:family="text">
      <style:text-properties style:font-name="Liberation Serif1" officeooo:rsid="001516e9" style:font-name-asian="DejaVu Sans" style:font-name-complex="Noto Sans1"/>
    </style:style>
    <style:style style:name="T21" style:family="text">
      <style:text-properties style:font-name="Liberation Serif1" officeooo:rsid="00165bec" style:font-name-asian="DejaVu Sans" style:font-name-complex="Noto Sans1"/>
    </style:style>
    <style:style style:name="T22" style:family="text">
      <style:text-properties style:font-name="Liberation Serif1" officeooo:rsid="0016bc52" style:font-name-asian="DejaVu Sans" style:font-name-complex="Noto Sans1"/>
    </style:style>
    <style:style style:name="T23" style:family="text">
      <style:text-properties style:font-name="Liberation Serif1" officeooo:rsid="0021184f" style:font-name-asian="DejaVu Sans" style:font-name-complex="Noto Sans1"/>
    </style:style>
    <style:style style:name="T24" style:family="text">
      <style:text-properties style:font-name="Liberation Serif1" officeooo:rsid="00213aeb" style:font-name-asian="DejaVu Sans" style:font-name-complex="Noto Sans1"/>
    </style:style>
    <style:style style:name="T25" style:family="text">
      <style:text-properties officeooo:rsid="00225bb8"/>
    </style:style>
    <style:style style:name="T26" style:family="text">
      <style:text-properties style:text-position="sub 58%"/>
    </style:style>
    <style:style style:name="T27" style:family="text">
      <style:text-properties style:text-position="sub 58%" officeooo:rsid="00233df7"/>
    </style:style>
    <style:style style:name="T28" style:family="text">
      <style:text-properties style:text-position="sub 58%" officeooo:rsid="00266e67"/>
    </style:style>
    <style:style style:name="T29" style:family="text">
      <style:text-properties officeooo:rsid="00233df7"/>
    </style:style>
    <style:style style:name="T30" style:family="text">
      <style:text-properties style:text-position="0% 100%"/>
    </style:style>
    <style:style style:name="T31" style:family="text">
      <style:text-properties style:text-position="0% 100%" officeooo:rsid="00233df7"/>
    </style:style>
    <style:style style:name="T32" style:family="text">
      <style:text-properties style:text-position="0% 100%" officeooo:rsid="00225bb8"/>
    </style:style>
    <style:style style:name="T33" style:family="text">
      <style:text-properties style:text-position="0% 100%" officeooo:rsid="00266e67"/>
    </style:style>
    <style:style style:name="T34" style:family="text">
      <style:text-properties style:text-position="0% 100%" officeooo:rsid="00271c39"/>
    </style:style>
    <style:style style:name="T35" style:family="text">
      <style:text-properties style:text-position="0% 100%" officeooo:rsid="0024e9d6"/>
    </style:style>
    <style:style style:name="T36" style:family="text">
      <style:text-properties style:text-position="0% 100%" officeooo:rsid="0027ee87"/>
    </style:style>
    <style:style style:name="T37" style:family="text">
      <style:text-properties style:text-position="0% 100%" officeooo:rsid="0029f459"/>
    </style:style>
    <style:style style:name="T38" style:family="text">
      <style:text-properties officeooo:rsid="0024e9d6"/>
    </style:style>
    <style:style style:name="T39" style:family="text">
      <style:text-properties officeooo:rsid="00266e67"/>
    </style:style>
    <style:style style:name="T40" style:family="text">
      <style:text-properties officeooo:rsid="002d7914"/>
    </style:style>
    <style:style style:name="T41" style:family="text">
      <style:text-properties officeooo:rsid="0033790c"/>
    </style:style>
    <style:style style:name="T42" style:family="text">
      <style:text-properties officeooo:rsid="002ffcf9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Федеральное государственное автономное образовательное учреждение высшего</text:p>
      <text:p text:style-name="P2">образования «Национальный исследовательский университет ИТМО».</text:p>
      <text:p text:style-name="P2"/>
      <text:p text:style-name="P2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Индивидуальная домашняя работа №<text:span text:style-name="T1">4</text:span> (ИДЗ №<text:span text:style-name="T1">4</text:span>)</text:p>
      <text:p text:style-name="P2">Вариант №<text:span text:style-name="T1">48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6">Выполнил</text:p>
      <text:p text:style-name="P6">Путинцев Данил Денисович</text:p>
      <text:p text:style-name="P6">Группа P3107</text:p>
      <text:p text:style-name="P6">Номер ИСУ: 409425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Санкт-Петербург 202<text:span text:style-name="T1">4</text:span> год</text:p>
      <text:h text:style-name="P18" text:outline-level="3">Задание 1. </text:h>
      <text:p text:style-name="P1">Исследовать данную функцию на равномерную непрерывность на данном множестве пользуясь определением. </text:p>
      <text:p text:style-name="P1"><draw:frame draw:style-name="fr2" draw:name="Объект1" text:anchor-type="as-char" svg:y="-0.621cm" svg:width="2.939cm" svg:height="1.064cm" draw:z-index="0"><draw:object xlink:href="./Object 1" xlink:type="simple" xlink:show="embed" xlink:actuate="onLoad"/><draw:image xlink:href="./ObjectReplacements/Object 1" xlink:type="simple" xlink:show="embed" xlink:actuate="onLoad"/></draw:frame><text:s text:c="2"/>а) X = [1, +<text:span text:style-name="T2">∞</text:span><text:span text:style-name="T15">); б) X = (0, 1)</text:span></text:p>
      <text:p text:style-name="P10">a) Для начала выпишем определение равномерной непрерывности</text:p>
      <text:p text:style-name="P1"><draw:frame draw:style-name="fr2" draw:name="Объект2" text:anchor-type="as-char" svg:y="-0.406cm" svg:width="10.463cm" svg:height="0.529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7"><text:span text:style-name="T18">Очевидно, что функция f(x) является непрерывной на промежутке </text:span><text:span text:style-name="T16">[1, +</text:span><text:span text:style-name="T3">∞</text:span><text:span text:style-name="T16">), </text:span><text:span text:style-name="T18">так как не существует точек разрыва, которые бы делали прерывной данную функцию. Для доказательства </text:span><text:span text:style-name="T17">равномерной непрерывности возьмем любое </text:span><text:span text:style-name="T6">ε</text:span><text:span text:style-name="T17"> &gt; 0 и подберем для него значение </text:span><text:span text:style-name="T6">δ</text:span><text:span text:style-name="T17">, такое, чтобы для </text:span><text:span text:style-name="T17"><draw:frame draw:style-name="fr2" draw:name="Объект3" text:anchor-type="as-char" svg:y="-0.379cm" svg:width="1.3cm" svg:height="0.471cm" draw:z-index="1"><draw:object xlink:href="./Object 3" xlink:type="simple" xlink:show="embed" xlink:actuate="onLoad"/><draw:image xlink:href="./ObjectReplacements/Object 3" xlink:type="simple" xlink:show="embed" xlink:actuate="onLoad"/></draw:frame></text:span><text:bookmark text:name="char-node"/><text:span text:style-name="T17">∈ </text:span><text:span text:style-name="T16">[1, +</text:span><text:span text:style-name="T3">∞</text:span><text:span text:style-name="T16">)</text:span><text:span text:style-name="T17">, удовлетворяющих неравенству |</text:span><text:span text:style-name="T19">a</text:span><text:span text:style-name="T17"> — </text:span><text:span text:style-name="T19">b</text:span><text:span text:style-name="T17">| &lt; <text:s/></text:span><text:span text:style-name="T6">δ</text:span><text:span text:style-name="T7">, выполнялось неравенство </text:span><text:span text:style-name="T7"><draw:frame draw:style-name="fr2" draw:name="Объект4" text:anchor-type="as-char" svg:y="-0.621cm" svg:width="3.085cm" svg:height="1.064cm" draw:z-index="2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8"><text:span text:style-name="T6">П</text:span><text:span text:style-name="T5">реобразуем неравенство </text:span><text:span text:style-name="T5"><draw:frame draw:style-name="fr2" draw:name="Объект5" text:anchor-type="as-char" svg:y="-0.713cm" svg:width="17.766cm" svg:height="1.155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1"><draw:frame draw:style-name="fr2" draw:name="Объект6" text:anchor-type="as-char" svg:y="-0.713cm" svg:width="18.533cm" svg:height="1.155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8"><text:span text:style-name="T5"><draw:frame draw:style-name="fr2" draw:name="Объект7" text:anchor-type="as-char" svg:y="-0.621cm" svg:width="3.715cm" svg:height="1.064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5">. </text:span><text:span text:style-name="T8">Вспомним про модуль </text:span><text:span text:style-name="T8"><draw:frame draw:style-name="fr2" draw:name="Объект8" text:anchor-type="as-char" svg:y="-0.621cm" svg:width="4.025cm" svg:height="1.064cm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9"><text:span text:style-name="T8">Р</text:span><text:span text:style-name="T9">ассмотрим, </text:span><text:span text:style-name="T9"><draw:frame draw:style-name="fr2" draw:name="Объект9" text:anchor-type="as-char" svg:y="-0.621cm" svg:width="1.346cm" svg:height="1.064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9">, мы знаем, что a,b </text:span><text:span text:style-name="T17">∈</text:span><text:span text:style-name="T9"> </text:span><text:span text:style-name="T16">[1, +</text:span><text:span text:style-name="T3">∞</text:span><text:span text:style-name="T16">)</text:span><text:span text:style-name="T20">. Как известно из курса математического анализа степенная функция быстрее возрастает, чем линейная функция. Следовательно, наибольшее значение <text:s/>рассматриваемого элемента будет при a = b = 1. то есть максимальное значение элемента равно 4. Т.е </text:span><text:span text:style-name="T20"><draw:frame draw:style-name="fr2" draw:name="Объект10" text:anchor-type="as-char" svg:y="-0.406cm" svg:width="5.013cm" svg:height="0.522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20">. И тогда </text:span><text:span text:style-name="T20"><draw:frame draw:style-name="fr2" draw:name="Объект11" text:anchor-type="as-char" svg:y="-0.621cm" svg:width="2.046cm" svg:height="1.004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20">. Тогда </text:span><text:span text:style-name="T21">для выполнения неравенства достаточно взять </text:span><text:span text:style-name="T21"><draw:frame draw:style-name="fr2" draw:name="Объект12" text:anchor-type="as-char" svg:y="-0.621cm" svg:width="1.318cm" svg:height="1.004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21">. </text:span><text:span text:style-name="T24">Следовательно, функция равномерно непрерывная на рассматриваемом промежутке.</text:span></text:p>
      <text:p text:style-name="P12"><text:span text:style-name="T21">б</text:span><text:span text:style-name="T15">) </text:span><text:span text:style-name="T22">Во втором случае a,b </text:span><text:span text:style-name="T17">∈</text:span><text:span text:style-name="T9"> </text:span><text:span text:style-name="T22">(0</text:span><text:span text:style-name="T16">, </text:span><text:span text:style-name="T22">1</text:span><text:span text:style-name="T16">). </text:span><text:span text:style-name="T22">Рассмотрим, </text:span><text:span text:style-name="T9"><text:s/></text:span><text:span text:style-name="T9"><draw:frame draw:style-name="fr2" draw:name="Объект13" text:anchor-type="as-char" svg:y="-0.621cm" svg:width="1.346cm" svg:height="1.064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9">, </text:span><text:span text:style-name="T10">при стремлении к нулю a или b значение этого элемента будет стремиться к +</text:span><text:span text:style-name="T4">∞</text:span><text:span text:style-name="T10">. Но тогда не будет на этом промежутке равномерной непрерывности. Давайте проверим это рассуждение. Для начала напишем отрицание к определению равномерной непрерывности. </text:span></text:p>
      <text:p text:style-name="P19"><draw:frame draw:style-name="fr2" draw:name="Объект14" text:anchor-type="as-char" svg:y="-0.406cm" svg:width="10.065cm" svg:height="0.529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13"><text:span text:style-name="T10">П</text:span><text:span text:style-name="T5">усть ε = 1. Тогда </text:span><text:span text:style-name="T8"><text:s/></text:span><text:span text:style-name="T8"><draw:frame draw:style-name="fr2" draw:name="Объект15" text:anchor-type="as-char" svg:y="-0.621cm" svg:width="4.096cm" svg:height="1.064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8">. </text:span><text:span text:style-name="T5">при </text:span><text:span text:style-name="T22"><text:s/>a,b </text:span><text:span text:style-name="T17">∈</text:span><text:span text:style-name="T9"> </text:span><text:span text:style-name="T22">(0</text:span><text:span text:style-name="T16">, </text:span><text:span text:style-name="T22">1</text:span><text:span text:style-name="T16">). </text:span><text:span text:style-name="T23">Давайте это проверим.</text:span></text:p>
      <text:p text:style-name="P14"><text:span text:style-name="T15">Пусть a = </text:span><text:span text:style-name="T5">δ</text:span><text:span text:style-name="T15"> &lt; 1. </text:span><text:span text:style-name="T15"><draw:frame draw:style-name="fr2" draw:name="Объект16" text:anchor-type="as-char" svg:y="-0.621cm" svg:width="1.833cm" svg:height="1.004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5">. Тогда </text:span><text:span text:style-name="T15"><draw:frame draw:style-name="fr2" draw:name="Объект17" text:anchor-type="as-char" svg:y="-0.681cm" svg:width="6.964cm" svg:height="1.064cm" draw:z-index="16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15"><text:soft-page-break/><text:span text:style-name="T15">Рассмотрим, </text:span><text:span text:style-name="T11"><text:s/></text:span><text:span text:style-name="T8"><text:s/></text:span><text:span text:style-name="T8"><draw:frame draw:style-name="fr2" draw:name="Объект18" text:anchor-type="as-char" svg:y="-1.214cm" svg:width="17.861cm" svg:height="2.281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8">.</text:span><text:span text:style-name="T8"><draw:frame draw:style-name="fr2" draw:name="Объект19" text:anchor-type="as-char" svg:y="-0.713cm" svg:width="16.066cm" svg:height="1.155cm" draw:z-index="18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12"><text:span text:style-name="T10"><text:s/></text:span><text:span text:style-name="T10"><draw:frame draw:style-name="fr2" draw:name="Объект20" text:anchor-type="as-char" svg:y="-0.681cm" svg:width="7.041cm" svg:height="1.155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10">. </text:span><text:span text:style-name="T12">Выделим целую часть. </text:span><text:span text:style-name="T13">Тогда получаем.</text:span></text:p>
      <text:p text:style-name="P12"><text:span text:style-name="T13"><draw:frame draw:style-name="fr2" draw:name="Объект21" text:anchor-type="as-char" svg:y="-0.681cm" svg:width="4.196cm" svg:height="1.124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13">. Что и требовалось доказать. </text:span><text:span text:style-name="T14">Следовательно, функция не является равномерно непрерывной на этом промежутке.</text:span></text:p>
      <text:h text:style-name="P16" text:outline-level="2">Задание 2.</text:h>
      <text:p text:style-name="P21">Преобразовать выражение к интегральной сумме, доказать существование соответствующего интеграла и найти предел <draw:frame draw:style-name="fr1" draw:name="Объект22" text:anchor-type="as-char" svg:y="-0.661cm" svg:width="3.937cm" svg:height="1.104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21">Преобразуем выражение <draw:frame draw:style-name="fr1" draw:name="Объект23" text:anchor-type="as-char" svg:y="-0.661cm" svg:width="16.21cm" svg:height="1.104cm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22"><draw:frame draw:style-name="fr1" draw:name="Объект24" text:anchor-type="as-char" svg:y="-0.661cm" svg:width="4.919cm" svg:height="1.104cm" draw:z-index="24"><draw:object xlink:href="./Object 24" xlink:type="simple" xlink:show="embed" xlink:actuate="onLoad"/><draw:image xlink:href="./ObjectReplacements/Object 24" xlink:type="simple" xlink:show="embed" xlink:actuate="onLoad"/></draw:frame>. <text:span text:style-name="T25">Вспомним определение интегральной суммы: </text:span><text:span text:style-name="T25"><draw:frame draw:style-name="fr1" draw:name="Объект26" text:anchor-type="as-char" svg:y="-0.716cm" svg:width="2.249cm" svg:height="1.148cm" draw:z-index="25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22"><text:span text:style-name="T25">Здесь </text:span><text:span text:style-name="T25"><draw:frame draw:style-name="fr1" draw:name="Объект25" text:anchor-type="as-char" svg:y="-0.621cm" svg:width="1.226cm" svg:height="1.004cm" draw:z-index="23"><draw:object xlink:href="./Object 25" xlink:type="simple" xlink:show="embed" xlink:actuate="onLoad"/><draw:image xlink:href="./ObjectReplacements/Object 25" xlink:type="simple" xlink:show="embed" xlink:actuate="onLoad"/></draw:frame></text:span><text:span text:style-name="T25"><text:s/>- длина частичного отрезка, полученного в результате разбиения отрезка [0; 1] на n равных частей. А </text:span><text:span text:style-name="T25"><draw:frame draw:style-name="fr1" draw:name="Объект27" text:anchor-type="as-char" svg:y="-0.621cm" svg:width="8.849cm" svg:height="1.004cm" draw:z-index="26"><draw:object xlink:href="./Object 27" xlink:type="simple" xlink:show="embed" xlink:actuate="onLoad"/><draw:image xlink:href="./ObjectReplacements/Object 27" xlink:type="simple" xlink:show="embed" xlink:actuate="onLoad"/></draw:frame></text:span><text:span text:style-name="T25"><text:s/>, </text:span><text:span text:style-name="T29">где c</text:span><text:span text:style-name="T27">i</text:span><text:span text:style-name="T31"> — это концы правых отрезков.</text:span><text:span text:style-name="T32"> </text:span><text:span text:style-name="T25">Тогда </text:span><text:span text:style-name="T25"><draw:frame draw:style-name="fr1" draw:name="Объект28" text:anchor-type="as-char" svg:y="-0.406cm" svg:width="1.288cm" svg:height="0.522cm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25">. </text:span><text:span text:style-name="T29">Так как функция </text:span><text:span text:style-name="T29"><draw:frame draw:style-name="fr1" draw:name="Объект29" text:anchor-type="as-char" svg:y="-0.406cm" svg:width="1.288cm" svg:height="0.522cm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29"><text:s/>непрерывна на отрезке [0; 1], то она интегрируема на нем.</text:span></text:p>
      <text:p text:style-name="P23">Тогда получаем <draw:frame draw:style-name="fr1" draw:name="Объект30" text:anchor-type="as-char" svg:y="-0.746cm" svg:width="12.114cm" svg:height="1.205cm" draw:z-index="29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h text:style-name="P17" text:outline-level="2">Задание 3.</text:h>
      <text:p text:style-name="P24">Аналитический этап работы с определенным интегралом. <draw:frame draw:style-name="fr1" draw:name="Объект31" text:anchor-type="as-char" svg:y="-0.621cm" svg:width="2.21cm" svg:height="1.039cm" draw:z-index="30"><draw:object xlink:href="./Object 31" xlink:type="simple" xlink:show="embed" xlink:actuate="onLoad"/><draw:image xlink:href="./ObjectReplacements/Object 31" xlink:type="simple" xlink:show="embed" xlink:actuate="onLoad"/></draw:frame><text:s/>[a, b] = [1, e]</text:p>
      <text:list text:style-name="L1">
        <text:list-item>
          <text:p text:style-name="P25">Составить верхнюю и нижнюю суммы Дарбу, доказать интегрируемость функции (разбиение использовать равномерное) </text:p>
        </text:list-item>
      </text:list>
      <text:p text:style-name="P24">Выпишем определение верхней и нижней сумм Дарбу </text:p>
      <text:p text:style-name="P24"><text:soft-page-break/>Верхняя сумма Дарбу = <draw:frame draw:style-name="fr1" draw:name="Объект32" text:anchor-type="as-char" svg:y="-0.716cm" svg:width="1.916cm" svg:height="1.148cm" draw:z-index="31"><draw:object xlink:href="./Object 32" xlink:type="simple" xlink:show="embed" xlink:actuate="onLoad"/><draw:image xlink:href="./ObjectReplacements/Object 32" xlink:type="simple" xlink:show="embed" xlink:actuate="onLoad"/></draw:frame>, <text:span text:style-name="T39">где M</text:span><text:span text:style-name="T28">i</text:span><text:span text:style-name="T33"> — это супремум функции f(x), <text:s/></text:span><text:span text:style-name="T33"><draw:frame draw:style-name="fr1" draw:name="Объект33" text:anchor-type="as-char" svg:y="-0.379cm" svg:width="1.139cm" svg:height="0.534cm" draw:z-index="32"><draw:object xlink:href="./Object 33" xlink:type="simple" xlink:show="embed" xlink:actuate="onLoad"/><draw:image xlink:href="./ObjectReplacements/Object 33" xlink:type="simple" xlink:show="embed" xlink:actuate="onLoad"/></draw:frame></text:span></text:p>
      <text:p text:style-name="P26"><text:span text:style-name="T33">Нижняя сумма Дарбу = </text:span><text:span text:style-name="T33"><draw:frame draw:style-name="fr1" draw:name="Объект34" text:anchor-type="as-char" svg:y="-0.716cm" svg:width="1.81cm" svg:height="1.148cm" draw:z-index="33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text:span text:style-name="T33">, где m</text:span><text:span text:style-name="T28">i</text:span><text:span text:style-name="T33"> — это инф</text:span><text:span text:style-name="T37">и</text:span><text:span text:style-name="T33">нум функции f(x), <text:s/></text:span><text:span text:style-name="T33"><draw:frame draw:style-name="fr1" draw:name="Объект35" text:anchor-type="as-char" svg:y="-0.379cm" svg:width="1.139cm" svg:height="0.534cm" draw:z-index="34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/text:p>
      <text:p text:style-name="P29"><text:span text:style-name="T30">Допустим, что функцию разбили на n частей. </text:span><text:span text:style-name="T34">Для того, чтобы составить верхнюю и нижнюю суммы, нужно изучить поведение функции. Для нахождения поведения функции возьмем производную </text:span><text:span text:style-name="T34"><draw:frame draw:style-name="fr1" draw:name="Объект36" text:anchor-type="as-char" svg:y="-0.621cm" svg:width="5.768cm" svg:height="1.355cm" draw:z-index="35"><draw:object xlink:href="./Object 36" xlink:type="simple" xlink:show="embed" xlink:actuate="onLoad"/><draw:image xlink:href="./ObjectReplacements/Object 36" xlink:type="simple" xlink:show="embed" xlink:actuate="onLoad"/></draw:frame></text:span><text:span text:style-name="T34">, нам дан отрезок </text:span><text:span text:style-name="T35">[1, e], </text:span><text:span text:style-name="T34">следовательно функция убывает на всем нашем промежутке. Следовательно, для верхних сумм необходимо брать левые точки </text:span><text:span text:style-name="T36">отрезков</text:span><text:span text:style-name="T34"> нашего разбиения, а для нижних сумм — правые.</text:span></text:p>
      <text:p text:style-name="P30"><text:span text:style-name="T36">Тогда составим верхнюю сумму Дарбу </text:span><text:span text:style-name="T34"><text:s/></text:span><text:span text:style-name="T34"><draw:frame draw:style-name="fr1" draw:name="Объект37" text:anchor-type="as-char" svg:y="-0.716cm" svg:width="1.916cm" svg:height="1.148cm" draw:z-index="36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text:span text:style-name="T36">. Отрезок у нас от 1 до е. Тогда </text:span><text:span text:style-name="T36"><draw:frame draw:style-name="fr1" draw:name="Объект38" text:anchor-type="as-char" svg:y="-0.621cm" svg:width="1.789cm" svg:height="1.004cm" draw:z-index="37"><draw:object xlink:href="./Object 38" xlink:type="simple" xlink:show="embed" xlink:actuate="onLoad"/><draw:image xlink:href="./ObjectReplacements/Object 38" xlink:type="simple" xlink:show="embed" xlink:actuate="onLoad"/></draw:frame></text:span></text:p>
      <text:p text:style-name="P31"><text:span text:style-name="T30">Найдем левые значения для наших отрезков разбиения. </text:span><text:span text:style-name="T30"><draw:frame draw:style-name="fr1" draw:name="Объект39" text:anchor-type="as-char" svg:y="-0.621cm" svg:width="16.577cm" svg:height="1.623cm" draw:z-index="38"><draw:object xlink:href="./Object 39" xlink:type="simple" xlink:show="embed" xlink:actuate="onLoad"/><draw:image xlink:href="./ObjectReplacements/Object 39" xlink:type="simple" xlink:show="embed" xlink:actuate="onLoad"/></draw:frame></text:span><text:span text:style-name="T30"><text:s text:c="2"/></text:span></text:p>
      <text:p text:style-name="P32">Тогда верхняя сумма Дарбу равна <draw:frame draw:style-name="fr1" draw:name="Объект40" text:anchor-type="as-char" svg:y="-0.716cm" svg:width="16.445cm" svg:height="1.718cm" draw:z-index="39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<text:p text:style-name="P33">Теперь составим нижнюю сумму Дарбу <draw:frame draw:style-name="fr1" draw:name="Объект41" text:anchor-type="as-char" svg:y="-0.716cm" svg:width="1.81cm" svg:height="1.148cm" draw:z-index="40"><draw:object xlink:href="./Object 41" xlink:type="simple" xlink:show="embed" xlink:actuate="onLoad"/><draw:image xlink:href="./ObjectReplacements/Object 41" xlink:type="simple" xlink:show="embed" xlink:actuate="onLoad"/><svg:desc>формула</svg:desc></draw:frame><text:s/>Найдем первые значения функции для наших отрезков разбиения.</text:p>
      <text:p text:style-name="P33"><draw:frame draw:style-name="fr1" draw:name="Объект42" text:anchor-type="as-char" svg:y="-0.621cm" svg:width="13.737cm" svg:height="1.623cm" draw:z-index="41"><draw:object xlink:href="./Object 42" xlink:type="simple" xlink:show="embed" xlink:actuate="onLoad"/><draw:image xlink:href="./ObjectReplacements/Object 42" xlink:type="simple" xlink:show="embed" xlink:actuate="onLoad"/></draw:frame><text:s/></text:p>
      <text:p text:style-name="P33">Составим нижнюю сумму Дарбу</text:p>
      <text:p text:style-name="P33"><draw:frame draw:style-name="fr1" draw:name="Объект43" text:anchor-type="as-char" svg:y="-0.716cm" svg:width="15.178cm" svg:height="1.718cm" draw:z-index="42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<text:p text:style-name="P33">Так как функция непрерывна на отрезке [1; e], то она интегрируема. </text:p>
      <text:list text:continue-numbering="true" text:style-name="L1">
        <text:list-item>
          <text:p text:style-name="P28"><text:span text:style-name="T38">Д</text:span>ля интеграла Римана данной функции по данному промежутку составить интегральную сумму (можно использовать результат их предыдущего пункта), найти предел этой суммы </text:p>
        </text:list-item>
      </text:list>
      <text:p text:style-name="P34">Мы знаем, что интеграл Римана задается через интегральную сумму <draw:frame draw:style-name="fr1" draw:name="Объект44" text:anchor-type="as-char" svg:y="-0.716cm" svg:width="2.249cm" svg:height="1.148cm" draw:z-index="43"><draw:object xlink:href="./Object 44" xlink:type="simple" xlink:show="embed" xlink:actuate="onLoad"/><draw:image xlink:href="./ObjectReplacements/Object 44" xlink:type="simple" xlink:show="embed" xlink:actuate="onLoad"/><svg:desc>формула</svg:desc></draw:frame>, <text:span text:style-name="T25">Здесь </text:span><text:span text:style-name="T25"><draw:frame draw:style-name="fr1" draw:name="Объект45" text:anchor-type="as-char" svg:y="-0.621cm" svg:width="1.782cm" svg:height="1.004cm" draw:z-index="44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text:span text:style-name="T25"><text:s/>- длина частичного отрезка, полученного в результате разбиения отрезка [</text:span>1<text:span text:style-name="T25">; </text:span>e<text:span text:style-name="T25">]</text:span></text:p>
      <text:p text:style-name="P34"><text:soft-page-break/>А f(c<text:span text:style-name="T26">i</text:span>) — это какие-то точки внутри каждого отрезка. Давайте возьмем <text:span text:style-name="T40">правые</text:span> точки каждого нашего отрезка. Тогда интегральная сумма будет равна <text:span text:style-name="T40">нижней</text:span> сумме Дарбу из предыдущего пункта. </text:p>
      <text:p text:style-name="P34"><draw:frame draw:style-name="fr1" draw:name="Объект46" text:anchor-type="as-char" svg:y="-0.716cm" svg:width="15.178cm" svg:height="1.718cm" draw:z-index="46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<text:p text:style-name="P34"/>
      <text:p text:style-name="P34">Найдем предел этой суммы.</text:p>
      <text:p text:style-name="P34"><draw:frame draw:style-name="fr1" draw:name="Объект47" text:anchor-type="as-char" svg:y="-0.661cm" svg:width="16.621cm" svg:height="1.663cm" draw:z-index="45"><draw:object xlink:href="./Object 47" xlink:type="simple" xlink:show="embed" xlink:actuate="onLoad"/><draw:image xlink:href="./ObjectReplacements/Object 47" xlink:type="simple" xlink:show="embed" xlink:actuate="onLoad"/></draw:frame><text:s/></text:p>
      <text:p text:style-name="P34"/>
      <text:list text:continue-numbering="true" text:style-name="L1">
        <text:list-item>
          <text:p text:style-name="P27"><text:span text:style-name="T38">С</text:span>равнить полученный результат с ответом по формуле Ньютона-Лейбница </text:p>
        </text:list-item>
      </text:list>
      <text:p text:style-name="P35">Найдем значение интеграла Римана. <draw:frame draw:style-name="fr1" draw:name="Объект51" text:anchor-type="as-char" svg:y="-0.746cm" svg:width="2.563cm" svg:height="1.205cm" draw:z-index="47"><draw:object xlink:href="./Object 51" xlink:type="simple" xlink:show="embed" xlink:actuate="onLoad"/><draw:image xlink:href="./ObjectReplacements/Object 51" xlink:type="simple" xlink:show="embed" xlink:actuate="onLoad"/></draw:frame>. Воспользуемся формулой Ньютона-Лейбница. Ответ: <draw:frame draw:style-name="fr1" draw:name="Объект52" text:anchor-type="as-char" svg:y="-0.415cm" svg:width="1.295cm" svg:height="0.506cm" draw:z-index="48"><draw:object xlink:href="./Object 52" xlink:type="simple" xlink:show="embed" xlink:actuate="onLoad"/><draw:image xlink:href="./ObjectReplacements/Object 52" xlink:type="simple" xlink:show="embed" xlink:actuate="onLoad"/></draw:frame>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09:10:01.160734800</meta:creation-date>
    <dc:date>2024-03-24T20:17:43.049274665</dc:date>
    <meta:editing-duration>PT1H53M8S</meta:editing-duration>
    <meta:editing-cycles>12</meta:editing-cycles>
    <meta:generator>LibreOffice/24.2.1.2$Linux_X86_64 LibreOffice_project/db4def46b0453cc22e2d0305797cf981b68ef5ac</meta:generator>
    <meta:document-statistic meta:table-count="0" meta:image-count="0" meta:object-count="49" meta:page-count="5" meta:paragraph-count="56" meta:word-count="616" meta:character-count="4257" meta:non-whitespace-character-count="3640"/>
  </office:meta>
</office:document-meta>
</file>

<file path=Object 1/content.xml><?xml version="1.0" encoding="utf-8"?>
<math xmlns="http://www.w3.org/1998/Math/MathML" display="block">
  <semantics>
    <mrow>
      <mi>f</mi>
      <mrow>
        <mo fence="true" form="prefix" stretchy="true">(</mo>
        <mrow>
          <mrow>
            <mi>x</mi>
          </mrow>
        </mrow>
        <mo fence="true" form="postfix" stretchy="true">)</mo>
      </mrow>
      <mrow>
        <mspace width="2em"/>
        <mo stretchy="false">=</mo>
        <mspace width="2em"/>
      </mrow>
      <mi>x</mi>
      <mrow>
        <mspace width="2em"/>
        <mo stretchy="false">−</mo>
        <mspace width="2em"/>
      </mrow>
      <mfrac>
        <mrow>
          <mi mathvariant="normal">2</mi>
        </mrow>
        <mrow>
          <msup>
            <mi>x</mi>
            <mrow>
              <mi mathvariant="normal">2</mi>
            </mrow>
          </msup>
        </mrow>
      </mfrac>
    </mrow>
    <annotation encoding="StarMath 5.0">{ f left ( x right ) { ~ = ~ } x { ~ - ~ } { 2 over x ^ 2 } }</annotation>
  </semantics>
</math>
</file>

<file path=Object 10/content.xml><?xml version="1.0" encoding="utf-8"?>
<math xmlns="http://www.w3.org/1998/Math/MathML" display="block">
  <semantics>
    <mrow>
      <mrow>
        <mo fence="true" form="prefix" stretchy="true">(</mo>
        <mrow>
          <mrow>
            <mrow>
              <mi>a</mi>
              <mo stretchy="false">−</mo>
              <mi>b</mi>
            </mrow>
          </mrow>
        </mrow>
        <mo fence="true" form="postfix" stretchy="true">)</mo>
      </mrow>
      <mrow>
        <mo fence="true" form="prefix" stretchy="true">(</mo>
        <mrow>
          <mrow>
            <mrow>
              <mi mathvariant="normal">1</mi>
              <mo stretchy="false">+</mo>
              <mi mathvariant="normal">4</mi>
            </mrow>
          </mrow>
        </mrow>
        <mo fence="true" form="postfix" stretchy="true">)</mo>
      </mrow>
      <mrow>
        <mspace width="2em"/>
        <mo stretchy="false">=</mo>
        <mspace width="2em"/>
      </mrow>
      <mi mathvariant="normal">5</mi>
      <mrow>
        <mo fence="true" form="prefix" stretchy="true">(</mo>
        <mrow>
          <mrow>
            <mrow>
              <mi>a</mi>
              <mo stretchy="false">−</mo>
              <mi>b</mi>
            </mrow>
          </mrow>
        </mrow>
        <mo fence="true" form="postfix" stretchy="true">)</mo>
      </mrow>
      <mrow>
        <mspace width="2em"/>
        <mo stretchy="false">&lt;</mo>
        <mspace width="2em"/>
      </mrow>
      <mi>ε</mi>
    </mrow>
    <annotation encoding="StarMath 5.0">{ left ( { a - b } right ) left ( { 1 + 4 } right ) { ~ = ~ } 5 left ( { a - b } right ) { ~ &lt; ~ } %varepsilon }</annotation>
  </semantics>
</math>
</file>

<file path=Object 11/content.xml><?xml version="1.0" encoding="utf-8"?>
<math xmlns="http://www.w3.org/1998/Math/MathML" display="block">
  <semantics>
    <mrow>
      <mrow>
        <mo fence="true" form="prefix" stretchy="true">(</mo>
        <mrow>
          <mrow>
            <mi>a</mi>
            <mo stretchy="false">−</mo>
            <mi>b</mi>
          </mrow>
        </mrow>
        <mo fence="true" form="postfix" stretchy="true">)</mo>
      </mrow>
      <mrow>
        <mspace width="2em"/>
        <mo stretchy="false">&lt;</mo>
        <mspace width="2em"/>
      </mrow>
      <mfrac>
        <mi>ε</mi>
        <mn>5</mn>
      </mfrac>
    </mrow>
    <annotation encoding="StarMath 5.0">{  left ( { a - b } right ) { ~ &lt; ~ } {  %varepsilon over 5 } }</annotation>
  </semantics>
</math>
</file>

<file path=Object 12/content.xml><?xml version="1.0" encoding="utf-8"?>
<math xmlns="http://www.w3.org/1998/Math/MathML" display="block">
  <semantics>
    <mrow>
      <mi>δ</mi>
      <mrow>
        <mspace width="2em"/>
        <mo stretchy="false">=</mo>
        <mspace width="2em"/>
      </mrow>
      <mfrac>
        <mi>ε</mi>
        <mn>5</mn>
      </mfrac>
    </mrow>
    <annotation encoding="StarMath 5.0">{ %delta { ~ = ~ }  %varepsilon  over 5 }</annotation>
  </semantics>
</math>
</file>

<file path=Object 13/content.xml><?xml version="1.0" encoding="utf-8"?>
<math xmlns="http://www.w3.org/1998/Math/MathML" display="block">
  <semantics>
    <mfrac>
      <mrow>
        <mn>2</mn>
        <mrow>
          <mi>a</mi>
          <mo stretchy="false">+</mo>
          <mn>2</mn>
        </mrow>
        <mi>b</mi>
      </mrow>
      <mrow>
        <msup>
          <mi>a</mi>
          <mn>2</mn>
        </msup>
        <mo stretchy="false">∗</mo>
        <msup>
          <mi>b</mi>
          <mn>2</mn>
        </msup>
      </mrow>
    </mfrac>
    <annotation encoding="StarMath 5.0">{  {2a+2b} over {a^2*b^2} }</annotation>
  </semantics>
</math>
</file>

<file path=Object 14/content.xml><?xml version="1.0" encoding="utf-8"?>
<math xmlns="http://www.w3.org/1998/Math/MathML" display="block">
  <semantics>
    <mrow>
      <mo stretchy="false">∃</mo>
      <mrow>
        <mi>ε</mi>
        <mo stretchy="false">&gt;</mo>
        <mn>0</mn>
      </mrow>
      <mspace width="2em"/>
      <mo stretchy="false">∀</mo>
      <mrow>
        <mi>δ</mi>
        <mo stretchy="false">&gt;</mo>
        <mn>0</mn>
      </mrow>
      <mi mathvariant="normal">:</mi>
      <mspace width="2em"/>
      <mo stretchy="false">∃</mo>
      <mi>a</mi>
      <mi>,</mi>
      <mspace width="2em"/>
      <mrow>
        <mi>b</mi>
        <mo stretchy="false">∈</mo>
        <mrow>
          <mo fence="true" form="prefix" stretchy="true">(</mo>
          <mrow>
            <mrow>
              <mn>0</mn>
              <mrow>
                <mi>,</mi>
                <mn>1</mn>
              </mrow>
            </mrow>
          </mrow>
          <mo fence="true" form="postfix" stretchy="true">)</mo>
        </mrow>
      </mrow>
      <mi mathvariant="normal">:</mi>
      <mspace width="2em"/>
      <mrow>
        <mrow>
          <mo fence="true" form="prefix" stretchy="false">|</mo>
          <mrow>
            <mrow>
              <mi>a</mi>
              <mo stretchy="false">−</mo>
              <mi>b</mi>
            </mrow>
          </mrow>
          <mo fence="true" form="postfix" stretchy="false">|</mo>
        </mrow>
        <mo stretchy="false">&lt;</mo>
        <mi>δ</mi>
      </mrow>
      <mspace width="2em"/>
      <mrow>
        <mrow>
          <mo fence="true" form="prefix" stretchy="false">|</mo>
          <mrow>
            <mrow>
              <mi>f</mi>
              <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b</mi>
                </mrow>
                <mo fence="true" form="postfix" stretchy="false">)</mo>
              </mrow>
            </mrow>
          </mrow>
          <mo fence="true" form="postfix" stretchy="false">|</mo>
        </mrow>
        <mo stretchy="false">⩾</mo>
        <mi>ε</mi>
      </mrow>
    </mrow>
    <annotation encoding="StarMath 5.0">{ {  exists } { %varepsilon &gt; 0 } ~ forall { %delta &gt; 0 } : ~ exists a , ~ { b in left ( { 0 { , 1 } } right ) } : ~ { lline { a - b } rline &lt; %delta } ~ lline { f { ( a ) - f } ( b ) } rline  geslant  %varepsilon }</annotation>
  </semantics>
</math>
</file>

<file path=Object 15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n>2</mn>
                      <mrow>
                        <mi>a</mi>
                        <mo stretchy="false">+</mo>
                        <mn>2</mn>
                      </mrow>
                      <mi>b</mi>
                    </mrow>
                    <mrow>
                      <msup>
                        <mi>a</mi>
                        <mn>2</mn>
                      </msup>
                      <mo stretchy="false">∗</mo>
                      <msup>
                        <mi>b</mi>
                        <mn>2</mn>
                      </msup>
                    </mrow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⩾</mo>
      <mn>1</mn>
    </mrow>
    <annotation encoding="StarMath 5.0">{ { lline { ( { a - b } ) ( { 1 + { { 2 { a + 2 } b } over { a ^ 2 * b ^ 2 } } } ) } rline } geslant 1}</annotation>
  </semantics>
</math>
</file>

<file path=Object 16/content.xml><?xml version="1.0" encoding="utf-8"?>
<math xmlns="http://www.w3.org/1998/Math/MathML" display="block">
  <semantics>
    <mrow>
      <mi>b</mi>
      <mrow>
        <mspace width="2em"/>
        <mo stretchy="false">=</mo>
        <mspace width="2em"/>
      </mrow>
      <mfrac>
        <mi>δ</mi>
        <mrow>
          <mi>δ</mi>
          <mo stretchy="false">+</mo>
          <mn>1</mn>
        </mrow>
      </mfrac>
    </mrow>
    <annotation encoding="StarMath 5.0">{  b { ~ = ~ } %delta over {%delta +1} }</annotation>
  </semantics>
</math>
</file>

<file path=Object 17/content.xml><?xml version="1.0" encoding="utf-8"?>
<math xmlns="http://www.w3.org/1998/Math/MathML" display="block">
  <semantics>
    <mrow>
      <mrow>
        <mo fence="true" form="prefix" stretchy="false">|</mo>
        <mrow>
          <mrow>
            <mi>a</mi>
            <mo stretchy="false">−</mo>
            <mi>b</mi>
          </mrow>
        </mrow>
        <mo fence="true" form="postfix" stretchy="false">|</mo>
      </mrow>
      <mo stretchy="false">=</mo>
      <mrow>
        <mo fence="true" form="prefix" stretchy="false">|</mo>
        <mrow>
          <mrow>
            <mi>δ</mi>
            <mo stretchy="false">−</mo>
            <mfrac>
              <mi>δ</mi>
              <mrow>
                <mi>δ</mi>
                <mo stretchy="false">+</mo>
                <mn>1</mn>
              </mrow>
            </mfrac>
          </mrow>
        </mrow>
        <mo fence="true" form="postfix" stretchy="false">|</mo>
      </mrow>
      <mo stretchy="false">=</mo>
      <mrow>
        <mo fence="true" form="prefix" stretchy="false">|</mo>
        <mrow>
          <mfrac>
            <mrow>
              <msup>
                <mi>δ</mi>
                <mn>2</mn>
              </msup>
              <mo stretchy="false">+</mo>
              <mi>δ</mi>
              <mo stretchy="false">−</mo>
              <mi>δ</mi>
            </mrow>
            <mrow>
              <mi>δ</mi>
              <mo stretchy="false">+</mo>
              <mn>1</mn>
            </mrow>
          </mfrac>
        </mrow>
        <mo fence="true" form="postfix" stretchy="false">|</mo>
      </mrow>
      <mo stretchy="false">=</mo>
      <mrow>
        <mo fence="true" form="prefix" stretchy="false">|</mo>
        <mrow>
          <mfrac>
            <msup>
              <mi>δ</mi>
              <mn>2</mn>
            </msup>
            <mrow>
              <mi>δ</mi>
              <mo stretchy="false">+</mo>
              <mn>1</mn>
            </mrow>
          </mfrac>
        </mrow>
        <mo fence="true" form="postfix" stretchy="false">|</mo>
      </mrow>
      <mo stretchy="false">&lt;</mo>
      <mi>δ</mi>
    </mrow>
    <annotation encoding="StarMath 5.0">{ lline a - b rline =  { { { lline { %delta - { %delta over { %delta + 1 } } } rline = lline { { { %delta ^ 2 + %delta } - %delta } over { %delta + 1 } } rline } = lline { %delta ^ 2 over { %delta + 1 } } rline } &lt; %delta } }</annotation>
  </semantics>
</math>
</file>

<file path=Object 18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n>2</mn>
                      <mrow>
                        <mi>a</mi>
                        <mo stretchy="false">+</mo>
                        <mn>2</mn>
                      </mrow>
                      <mi>b</mi>
                    </mrow>
                    <mrow>
                      <msup>
                        <mi>a</mi>
                        <mn>2</mn>
                      </msup>
                      <mo stretchy="false">∗</mo>
                      <msup>
                        <mi>b</mi>
                        <mn>2</mn>
                      </msup>
                    </mrow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row>
                    <mo fence="true" form="prefix" stretchy="false">(</mo>
                    <mrow>
                      <mfrac>
                        <mrow>
                          <mn>2</mn>
                          <mrow>
                            <mi>δ</mi>
                            <mo stretchy="false">+</mo>
                            <mfrac>
                              <mrow>
                                <mn>2</mn>
                                <mi>δ</mi>
                              </mrow>
                              <mrow>
                                <mi>δ</mi>
                                <mo stretchy="false">+</mo>
                                <mn>1</mn>
                              </mrow>
                            </mfrac>
                          </mrow>
                        </mrow>
                        <mfrac>
                          <mrow>
                            <msup>
                              <mi>δ</mi>
                              <mn>2</mn>
                            </msup>
                            <mo stretchy="false">∗</mo>
                            <msup>
                              <mi>δ</mi>
                              <mn>2</mn>
                            </msup>
                          </mrow>
                          <msup>
                            <mrow>
                              <mo fence="true" form="prefix" stretchy="false">(</mo>
                              <mrow>
                                <mrow>
                                  <mi>δ</mi>
                                  <mo stretchy="false">+</mo>
                                  <mn>1</mn>
                                </mrow>
                              </mrow>
                              <mo fence="true" form="postfix" stretchy="false">)</mo>
                            </mrow>
                            <mn>2</mn>
                          </msup>
                        </mfrac>
                      </mfrac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row>
                    <mo fence="true" form="prefix" stretchy="false">(</mo>
                    <mrow>
                      <mfrac>
                        <mfrac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  <mrow>
                            <mi>δ</mi>
                            <mo stretchy="false">+</mo>
                            <mn>1</mn>
                          </mrow>
                        </mfrac>
                        <mfrac>
                          <msup>
                            <mi>δ</mi>
                            <mn>4</mn>
                          </msup>
                          <msup>
                            <mrow>
                              <mo fence="true" form="prefix" stretchy="false">(</mo>
                              <mrow>
                                <mrow>
                                  <mi>δ</mi>
                                  <mo stretchy="false">+</mo>
                                  <mn>1</mn>
                                </mrow>
                              </mrow>
                              <mo fence="true" form="postfix" stretchy="false">)</mo>
                            </mrow>
                            <mn>2</mn>
                          </msup>
                        </mfrac>
                      </mfrac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row>
                        <mo fence="true" form="prefix" stretchy="false">(</mo>
                        <mrow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</mrow>
                        <mo fence="true" form="postfix" stretchy="false">)</mo>
                      </mrow>
                      <mrow>
                        <mo fence="true" form="prefix" stretchy="false">(</mo>
                        <mrow>
                          <mrow>
                            <mi>δ</mi>
                            <mo stretchy="false">+</mo>
                            <mn>1</mn>
                          </mrow>
                        </mrow>
                        <mo fence="true" form="postfix" stretchy="false">)</mo>
                      </mrow>
                    </mrow>
                    <msup>
                      <mi>δ</mi>
                      <mn>4</mn>
                    </msup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</mrow>
    <annotation encoding="StarMath 5.0">{  { lline { ( { a - b } ) ( { 1 + { { 2 { a + 2 } b } over { a ^ 2 * b ^ 2 } } } ) } rline = lline { ({%delta^2} over {%delta+1} )(1 + ({2%delta + {2 %delta} over {%delta +1}} over {%delta^2 * %delta^2 over (%delta + 1)^2} ))    } rline }  = lline { ({%delta^2} over {%delta+1} )(1 + ({{2%delta^2 +4%delta} over {%delta +1}} over {%delta^4 over (%delta + 1)^2} ))    } rline  = lline { ({%delta^2} over {%delta+1} )(1 + {(2%delta^2 + 4%delta)(%delta+1)} over %delta^4)} rline}</annotation>
  </semantics>
</math>
</file>

<file path=Object 19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frac>
                    <msup>
                      <mi>δ</mi>
                      <mn>4</mn>
                    </msup>
                    <msup>
                      <mi>δ</mi>
                      <mn>4</mn>
                    </msup>
                  </mfrac>
                  <mo stretchy="false">+</mo>
                  <mfrac>
                    <mrow>
                      <mrow>
                        <mo fence="true" form="prefix" stretchy="false">(</mo>
                        <mrow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</mrow>
                        <mo fence="true" form="postfix" stretchy="false">)</mo>
                      </mrow>
                      <mrow>
                        <mo fence="true" form="prefix" stretchy="false">(</mo>
                        <mrow>
                          <mrow>
                            <mi>δ</mi>
                            <mo stretchy="false">+</mo>
                            <mn>1</mn>
                          </mrow>
                        </mrow>
                        <mo fence="true" form="postfix" stretchy="false">)</mo>
                      </mrow>
                    </mrow>
                    <msup>
                      <mi>δ</mi>
                      <mn>4</mn>
                    </msup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frac>
                  <mrow>
                    <mrow>
                      <msup>
                        <mi>δ</mi>
                        <mn>4</mn>
                      </msup>
                      <mo stretchy="false">+</mo>
                      <mrow>
                        <mo fence="true" form="prefix" stretchy="false">(</mo>
                        <mrow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</mrow>
                        <mo fence="true" form="postfix" stretchy="false">)</mo>
                      </mrow>
                    </mrow>
                    <mrow>
                      <mo fence="true" form="prefix" stretchy="false">(</mo>
                      <mrow>
                        <mrow>
                          <mi>δ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</mrow>
                  <msup>
                    <mi>δ</mi>
                    <mn>4</mn>
                  </msup>
                </mfrac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frac>
              <mrow>
                <mo fence="true" form="prefix" stretchy="false">(</mo>
                <mrow>
                  <mrow>
                    <mrow>
                      <msup>
                        <mi>δ</mi>
                        <mn>4</mn>
                      </msup>
                      <mo stretchy="false">+</mo>
                      <mn>2</mn>
                    </mrow>
                    <mrow>
                      <msup>
                        <mi>δ</mi>
                        <mn>3</mn>
                      </msup>
                      <mo stretchy="false">+</mo>
                      <mn>6</mn>
                    </mrow>
                    <mrow>
                      <msup>
                        <mi>δ</mi>
                        <mn>2</mn>
                      </msup>
                      <mo stretchy="false">+</mo>
                      <mn>4</mn>
                    </mrow>
                    <mi>δ</mi>
                  </mrow>
                </mrow>
                <mo fence="true" form="postfix" stretchy="false">)</mo>
              </mrow>
              <msup>
                <mi>δ</mi>
                <mn>4</mn>
              </msup>
            </mfrac>
          </mrow>
        </mrow>
        <mo fence="true" form="postfix" stretchy="false">|</mo>
      </mrow>
    </mrow>
    <annotation encoding="StarMath 5.0">{  { { { lline { ( { %delta ^ 2 over { %delta + 1 } } ) ( { { %delta ^ 4 over %delta ^ 4 } + { { ( { 2 { %delta ^ 2 + 4 } %delta } ) ( { %delta + 1 } ) } over %delta ^ 4 } } ) } rline = lline { ( { %delta ^ 2 over { %delta + 1 } } ) ( { { { %delta ^ 4 + ( { 2 { %delta ^ 2 + 4 } %delta } ) } ( { %delta + 1 } ) } over %delta ^ 4 } ) } rline } = lline { ( { %delta ^ 2 over { %delta + 1 } } ) { ( { { %delta ^ 4 + 2 } { %delta ^ 3 + 6 } { %delta ^ 2 + 4 } %delta } ) over %delta ^ 4 } } rline }}}</annotation>
  </semantics>
</math>
</file>

<file path=Object 2/content.xml><?xml version="1.0" encoding="utf-8"?>
<math xmlns="http://www.w3.org/1998/Math/MathML" display="block">
  <semantics>
    <mrow>
      <mo stretchy="false">∀</mo>
      <mrow>
        <mi>ε</mi>
        <mo stretchy="false">&gt;</mo>
        <mn>0</mn>
      </mrow>
      <mspace width="2em"/>
      <mo stretchy="false">∃</mo>
      <mrow>
        <mi>δ</mi>
        <mo stretchy="false">&gt;</mo>
        <mn>0</mn>
      </mrow>
      <mi mathvariant="normal">:</mi>
      <mspace width="2em"/>
      <mo stretchy="false">∀</mo>
      <mi>a</mi>
      <mi>,</mi>
      <mspace width="2em"/>
      <mrow>
        <mi>b</mi>
        <mo stretchy="false">∈</mo>
        <mrow>
          <mo fence="true" form="prefix" stretchy="true">[</mo>
          <mrow>
            <mrow>
              <mn>1</mn>
              <mrow>
                <mi>,</mi>
                <mo stretchy="false">+</mo>
                <mi mathvariant="normal">∞</mi>
              </mrow>
            </mrow>
          </mrow>
          <mo fence="true" form="postfix" stretchy="true">)</mo>
        </mrow>
      </mrow>
      <mi mathvariant="normal">:</mi>
      <mspace width="2em"/>
      <mrow>
        <mrow>
          <mo fence="true" form="prefix" stretchy="false">|</mo>
          <mrow>
            <mrow>
              <mi>a</mi>
              <mo stretchy="false">−</mo>
              <mi>b</mi>
            </mrow>
          </mrow>
          <mo fence="true" form="postfix" stretchy="false">|</mo>
        </mrow>
        <mo stretchy="false">&lt;</mo>
        <mi>δ</mi>
      </mrow>
      <mspace width="2em"/>
      <mrow>
        <mrow>
          <mo fence="true" form="prefix" stretchy="false">|</mo>
          <mrow>
            <mrow>
              <mi>f</mi>
              <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b</mi>
                </mrow>
                <mo fence="true" form="postfix" stretchy="false">)</mo>
              </mrow>
            </mrow>
          </mrow>
          <mo fence="true" form="postfix" stretchy="false">|</mo>
        </mrow>
        <mo stretchy="false">&lt;</mo>
        <mi>ε</mi>
      </mrow>
    </mrow>
    <annotation encoding="StarMath 5.0">{ forall { %varepsilon &gt; 0 } ~ exists { %delta &gt; 0 } : ~ forall a , ~ { b in left [ { 1 { , + %infinite } } right ) } :  ~ { lline { a - b } rline &lt; %delta }  ~ lline f(a) - f(b) rline &lt; %varepsilon}</annotation>
  </semantics>
</math>
</file>

<file path=Object 20/content.xml><?xml version="1.0" encoding="utf-8"?>
<math xmlns="http://www.w3.org/1998/Math/MathML" display="block">
  <semantics>
    <mrow>
      <mrow>
        <mo fence="true" form="prefix" stretchy="false">|</mo>
        <mrow>
          <mfrac>
            <mrow>
              <mrow>
                <msup>
                  <mi>δ</mi>
                  <mn>4</mn>
                </msup>
                <mo stretchy="false">+</mo>
                <mn>2</mn>
              </mrow>
              <mrow>
                <msup>
                  <mi>δ</mi>
                  <mn>3</mn>
                </msup>
                <mo stretchy="false">+</mo>
                <mn>6</mn>
              </mrow>
              <mrow>
                <msup>
                  <mi>δ</mi>
                  <mn>2</mn>
                </msup>
                <mo stretchy="false">+</mo>
                <mn>4</mn>
              </mrow>
              <mi>δ</mi>
            </mrow>
            <mrow>
              <msup>
                <mi>δ</mi>
                <mn>2</mn>
              </msup>
              <mo stretchy="false">∗</mo>
              <mrow>
                <mo fence="true" form="prefix" stretchy="false">(</mo>
                <mrow>
                  <mrow>
                    <mi>δ</mi>
                    <mo stretchy="false">+</mo>
                    <mn>1</mn>
                  </mrow>
                </mrow>
                <mo fence="true" form="postfix" stretchy="false">)</mo>
              </mrow>
            </mrow>
          </mfrac>
        </mrow>
        <mo fence="true" form="postfix" stretchy="false">|</mo>
      </mrow>
      <mo stretchy="false">=</mo>
      <mrow>
        <mo fence="true" form="prefix" stretchy="false">|</mo>
        <mrow>
          <mfrac>
            <mrow>
              <mrow>
                <msup>
                  <mi>δ</mi>
                  <mn>4</mn>
                </msup>
                <mo stretchy="false">+</mo>
                <mn>2</mn>
              </mrow>
              <mrow>
                <msup>
                  <mi>δ</mi>
                  <mn>3</mn>
                </msup>
                <mo stretchy="false">+</mo>
                <mn>6</mn>
              </mrow>
              <mrow>
                <msup>
                  <mi>δ</mi>
                  <mn>2</mn>
                </msup>
                <mo stretchy="false">+</mo>
                <mn>4</mn>
              </mrow>
              <mi>δ</mi>
            </mrow>
            <mrow>
              <msup>
                <mi>δ</mi>
                <mn>3</mn>
              </msup>
              <mo stretchy="false">+</mo>
              <msup>
                <mi>δ</mi>
                <mn>2</mn>
              </msup>
            </mrow>
          </mfrac>
        </mrow>
        <mo fence="true" form="postfix" stretchy="false">|</mo>
      </mrow>
    </mrow>
    <annotation encoding="StarMath 5.0">{lline { { { %delta ^ 4 + 2 } { %delta ^ 3 + 6 } { %delta ^ 2 + 4 } %delta } over { %delta ^ 2 * ( { %delta + 1 } ) } } rline} = lline { { %delta ^ 4 + 2 } { %delta ^ 3 + 6 } { %delta ^ 2 + 4 } %delta } over { %delta ^ 3 + %delta^2 } rline</annotation>
  </semantics>
</math>
</file>

<file path=Object 21/content.xml><?xml version="1.0" encoding="utf-8"?>
<math xmlns="http://www.w3.org/1998/Math/MathML" display="block">
  <semantics>
    <mrow>
      <mrow>
        <mo fence="true" form="prefix" stretchy="false">|</mo>
        <mrow>
          <mrow>
            <mn>1</mn>
            <mrow>
              <mspace width="2em"/>
              <mo stretchy="false">+</mo>
              <mspace width="2em"/>
            </mrow>
            <mi>δ</mi>
            <mrow>
              <mspace width="2em"/>
              <mo stretchy="false">+</mo>
              <mspace width="2em"/>
            </mrow>
            <mfrac>
              <mrow>
                <mn>5</mn>
                <mrow>
                  <msup>
                    <mi>δ</mi>
                    <mn>2</mn>
                  </msup>
                  <mo stretchy="false">+</mo>
                  <mn>4</mn>
                </mrow>
                <mi>δ</mi>
              </mrow>
              <mrow>
                <msup>
                  <mi>δ</mi>
                  <mn>3</mn>
                </msup>
                <mo stretchy="false">+</mo>
                <msup>
                  <mi>δ</mi>
                  <mn>2</mn>
                </msup>
              </mrow>
            </mfrac>
          </mrow>
        </mrow>
        <mo fence="true" form="postfix" stretchy="false">|</mo>
      </mrow>
      <mo stretchy="false">⩾</mo>
      <mn>1</mn>
    </mrow>
    <annotation encoding="StarMath 5.0">{  lline { 1 { ~ + ~ } %delta { ~ + ~ } { { 5 { %delta ^ 2 + 4 } %delta } over { %delta ^ 3 + %delta ^ 2 } } } rline } geslant 1</annotation>
  </semantics>
</math>
</file>

<file path=Object 22/content.xml><?xml version="1.0" encoding="utf-8"?>
<math xmlns="http://www.w3.org/1998/Math/MathML" display="block">
  <semantics>
    <mrow>
      <munderover>
        <mi>lim</mi>
        <mrow>
          <mi>n</mi>
          <mo stretchy="false">=</mo>
          <mn>1</mn>
        </mrow>
        <mi mathvariant="normal">∞</mi>
      </munderover>
      <mrow>
        <mo fence="true" form="prefix" stretchy="false">(</mo>
        <mrow>
          <mrow>
            <mfrac>
              <mn>1</mn>
              <msup>
                <mi>n</mi>
                <mn>2</mn>
              </msup>
            </mfrac>
            <mo stretchy="false">+</mo>
            <mfrac>
              <mn>2</mn>
              <msup>
                <mi>n</mi>
                <mn>2</mn>
              </msup>
            </mfrac>
            <mo stretchy="false">+</mo>
            <mn>...</mn>
            <mo stretchy="false">+</mo>
            <mfrac>
              <mrow>
                <mi>n</mi>
                <mo stretchy="false">−</mo>
                <mn>1</mn>
              </mrow>
              <msup>
                <mi>n</mi>
                <mn>2</mn>
              </msup>
            </mfrac>
          </mrow>
        </mrow>
        <mo fence="true" form="postfix" stretchy="false">)</mo>
      </mrow>
    </mrow>
    <annotation encoding="StarMath 5.0">{  lim to { {%infinite} } from { { n = 1 } } {(1 over n^2 + 2 over n^2 + ...+ {n-1} over n^2)} }</annotation>
  </semantics>
</math>
</file>

<file path=Object 23/content.xml><?xml version="1.0" encoding="utf-8"?>
<math xmlns="http://www.w3.org/1998/Math/MathML" display="block">
  <semantics>
    <mrow>
      <mrow>
        <munderover>
          <mi>lim</mi>
          <mrow>
            <mi>n</mi>
            <mo stretchy="false">=</mo>
            <mn>1</mn>
          </mrow>
          <mi mathvariant="normal">∞</mi>
        </munderover>
        <mrow>
          <mo fence="true" form="prefix" stretchy="false">(</mo>
          <mrow>
            <mrow>
              <mfrac>
                <mn>1</mn>
                <msup>
                  <mi>n</mi>
                  <mn>2</mn>
                </msup>
              </mfrac>
              <mo stretchy="false">+</mo>
              <mfrac>
                <mn>2</mn>
                <msup>
                  <mi>n</mi>
                  <mn>2</mn>
                </msup>
              </mfrac>
              <mo stretchy="false">+</mo>
              <mn>...</mn>
              <mo stretchy="false">+</mo>
              <mfrac>
                <mrow>
                  <mi>n</mi>
                  <mo stretchy="false">−</mo>
                  <mn>1</mn>
                </mrow>
                <msup>
                  <mi>n</mi>
                  <mn>2</mn>
                </msup>
              </mfrac>
            </mrow>
          </mrow>
          <mo fence="true" form="postfix" stretchy="false">)</mo>
        </mrow>
      </mrow>
      <mo stretchy="false">=</mo>
      <mrow>
        <munderover>
          <mi>lim</mi>
          <mrow>
            <mi>n</mi>
            <mo stretchy="false">=</mo>
            <mn>1</mn>
          </mrow>
          <mi mathvariant="normal">∞</mi>
        </munderover>
        <mrow>
          <mo fence="true" form="prefix" stretchy="false">(</mo>
          <mrow>
            <mrow>
              <mfrac>
                <mn>1</mn>
                <msup>
                  <mi>n</mi>
                  <mn>2</mn>
                </msup>
              </mfrac>
              <mo stretchy="false">+</mo>
              <mfrac>
                <mn>2</mn>
                <msup>
                  <mi>n</mi>
                  <mn>2</mn>
                </msup>
              </mfrac>
              <mo stretchy="false">+</mo>
              <mn>...</mn>
              <mo stretchy="false">+</mo>
              <mfrac>
                <mrow>
                  <mi>n</mi>
                  <mo stretchy="false">−</mo>
                  <mn>1</mn>
                </mrow>
                <msup>
                  <mi>n</mi>
                  <mn>2</mn>
                </msup>
              </mfrac>
              <mo stretchy="false">+</mo>
              <mfrac>
                <mi>n</mi>
                <msup>
                  <mi>n</mi>
                  <mn>2</mn>
                </msup>
              </mfrac>
              <mo stretchy="false">−</mo>
              <mfrac>
                <mi>n</mi>
                <msup>
                  <mi>n</mi>
                  <mn>2</mn>
                </msup>
              </mfrac>
            </mrow>
          </mrow>
          <mo fence="true" form="postfix" stretchy="false">)</mo>
        </mrow>
      </mrow>
      <mo stretchy="false">=</mo>
      <mrow>
        <mrow>
          <munderover>
            <mi>lim</mi>
            <mrow>
              <mi>n</mi>
              <mo stretchy="false">=</mo>
              <mn>1</mn>
            </mrow>
            <mi mathvariant="normal">∞</mi>
          </munderover>
          <mrow>
            <mo fence="true" form="prefix" stretchy="false">(</mo>
            <mrow>
              <mrow>
                <mfrac>
                  <mn>1</mn>
                  <msup>
                    <mi>n</mi>
                    <mn>2</mn>
                  </msup>
                </mfrac>
                <mo stretchy="false">+</mo>
                <mfrac>
                  <mn>2</mn>
                  <msup>
                    <mi>n</mi>
                    <mn>2</mn>
                  </msup>
                </mfrac>
                <mo stretchy="false">+</mo>
                <mn>...</mn>
                <mo stretchy="false">+</mo>
                <mfrac>
                  <mrow>
                    <mi>n</mi>
                    <mo stretchy="false">−</mo>
                    <mn>1</mn>
                  </mrow>
                  <msup>
                    <mi>n</mi>
                    <mn>2</mn>
                  </msup>
                </mfrac>
                <mo stretchy="false">+</mo>
                <mfrac>
                  <mi>n</mi>
                  <msup>
                    <mi>n</mi>
                    <mn>2</mn>
                  </msup>
                </mfrac>
              </mrow>
            </mrow>
            <mo fence="true" form="postfix" stretchy="false">)</mo>
          </mrow>
        </mrow>
        <mo stretchy="false">−</mo>
        <mrow>
          <munderover>
            <mi>lim</mi>
            <mrow>
              <mi>n</mi>
              <mo stretchy="false">=</mo>
              <mn>1</mn>
            </mrow>
            <mi mathvariant="normal">∞</mi>
          </munderover>
          <mfrac>
            <mi>n</mi>
            <msup>
              <mi>n</mi>
              <mn>2</mn>
            </msup>
          </mfrac>
        </mrow>
      </mrow>
    </mrow>
    <annotation encoding="StarMath 5.0">{ { lim to { %infinite } from { { n = 1 } } ( { { { { 1 over n ^ 2 } + { 2 over n ^ 2 } } + ... } + { { n - 1 } over n ^ 2 } } ) } = { lim to { %infinite } from { { n = 1 } } ( { { { { 1 over n ^ 2 } + { 2 over n ^ 2 } } + ... } + { { n - 1 } over n ^ 2  + n over n^2 - n over n^2} } ) }} = { lim to { %infinite } from { { n = 1 } } ( { { { { 1 over n ^ 2 } + { 2 over n ^ 2 } } + ... } + { { n - 1 } over n ^ 2 } }  + n over n^2) -  { lim to { %infinite } from { { n = 1 } } {n over n^2}}}</annotation>
  </semantics>
</math>
</file>

<file path=Object 24/content.xml><?xml version="1.0" encoding="utf-8"?>
<math xmlns="http://www.w3.org/1998/Math/MathML" display="block">
  <semantics>
    <mrow>
      <mrow>
        <munderover>
          <mi>lim</mi>
          <mrow>
            <mi>n</mi>
            <mo stretchy="false">=</mo>
            <mn>1</mn>
          </mrow>
          <mi mathvariant="normal">∞</mi>
        </munderover>
        <mrow>
          <mfrac>
            <mn>1</mn>
            <mi>n</mi>
          </mfrac>
          <mrow>
            <mo fence="true" form="prefix" stretchy="false">(</mo>
            <mrow>
              <mrow>
                <mfrac>
                  <mn>1</mn>
                  <mi>n</mi>
                </mfrac>
                <mo stretchy="false">+</mo>
                <mfrac>
                  <mn>2</mn>
                  <mi>n</mi>
                </mfrac>
                <mo stretchy="false">+</mo>
                <mn>...</mn>
                <mo stretchy="false">+</mo>
                <mfrac>
                  <mi>n</mi>
                  <mi>n</mi>
                </mfrac>
              </mrow>
            </mrow>
            <mo fence="true" form="postfix" stretchy="false">)</mo>
          </mrow>
        </mrow>
      </mrow>
      <mo stretchy="false">−</mo>
      <mrow>
        <munderover>
          <mi>lim</mi>
          <mrow>
            <mi>n</mi>
            <mo stretchy="false">=</mo>
            <mn>1</mn>
          </mrow>
          <mi mathvariant="normal">∞</mi>
        </munderover>
        <mfrac>
          <mi>n</mi>
          <msup>
            <mi>n</mi>
            <mn>2</mn>
          </msup>
        </mfrac>
      </mrow>
    </mrow>
    <annotation encoding="StarMath 5.0">lim to { %infinite } from { { n = 1 } } {1 over n (1 over n + 2 over n + ... + n over n)} - { lim to { %infinite } from { { n = 1 } } {n over n^2}}</annotation>
  </semantics>
</math>
</file>

<file path=Object 25/content.xml><?xml version="1.0" encoding="utf-8"?>
<math xmlns="http://www.w3.org/1998/Math/MathML" display="block">
  <semantics>
    <mrow>
      <mrow>
        <mi mathvariant="italic">∆x</mi>
        <mo stretchy="false">=</mo>
        <mfrac>
          <mn>1</mn>
          <mi>n</mi>
        </mfrac>
      </mrow>
    </mrow>
    <annotation encoding="StarMath 5.0">{ ∆x = { 1 over n } }</annotation>
  </semantics>
</math>
</file>

<file path=Object 2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f</mi>
      </mrow>
      <mrow>
        <mrow>
          <mo fence="true" form="prefix" stretchy="false">(</mo>
          <mrow>
            <msub>
              <mi>c</mi>
              <mi>i</mi>
            </msub>
          </mrow>
          <mo fence="true" form="postfix" stretchy="false">)</mo>
        </mrow>
        <mo stretchy="false">∗</mo>
        <mi>∆</mi>
      </mrow>
      <mi>x</mi>
    </mrow>
    <annotation encoding="StarMath 5.0">sum to { n } from {i=1 } f(c_i)*∆x</annotation>
  </semantics>
</math>
</file>

<file path=Object 2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sub>
              <mi>c</mi>
              <mn>1</mn>
            </msub>
          </mrow>
          <mo fence="true" form="postfix" stretchy="false">)</mo>
        </mrow>
        <mo stretchy="false">=</mo>
        <mfrac>
          <mn>1</mn>
          <mi>n</mi>
        </mfrac>
      </mrow>
      <mi>,</mi>
      <mspace width="2em"/>
      <mi>f</mi>
      <mrow>
        <mrow>
          <mo fence="true" form="prefix" stretchy="false">(</mo>
          <mrow>
            <msub>
              <mi>c</mi>
              <mn>2</mn>
            </msub>
          </mrow>
          <mo fence="true" form="postfix" stretchy="false">)</mo>
        </mrow>
        <mo stretchy="false">=</mo>
        <mfrac>
          <mn>2</mn>
          <mi>n</mi>
        </mfrac>
      </mrow>
      <mspace width="2em"/>
      <mi>,</mi>
      <mn>...</mn>
      <mi>,</mi>
      <mspace width="2em"/>
      <mi>f</mi>
      <mrow>
        <mrow>
          <mo fence="true" form="prefix" stretchy="false">(</mo>
          <mrow>
            <msub>
              <mi>c</mi>
              <mi>i</mi>
            </msub>
          </mrow>
          <mo fence="true" form="postfix" stretchy="false">)</mo>
        </mrow>
        <mo stretchy="false">=</mo>
        <mfrac>
          <mi>i</mi>
          <mi>n</mi>
        </mfrac>
      </mrow>
      <mi>,</mi>
      <mspace width="2em"/>
      <mn>...</mn>
      <mi>,</mi>
      <mspace width="2em"/>
      <mi>f</mi>
      <mrow>
        <mrow>
          <mo fence="true" form="prefix" stretchy="false">(</mo>
          <mrow>
            <msub>
              <mi>c</mi>
              <mi>n</mi>
            </msub>
          </mrow>
          <mo fence="true" form="postfix" stretchy="false">)</mo>
        </mrow>
        <mo stretchy="false">=</mo>
        <mfrac>
          <mi>n</mi>
          <mi>n</mi>
        </mfrac>
      </mrow>
    </mrow>
    <annotation encoding="StarMath 5.0">f(c_1) = {1 over n}, ~ f(c_2) = {2 over n}~, ..., ~f(c_i) = {i over n}, ~ ..., ~ f(c_n) = {n over n}</annotation>
  </semantics>
</math>
</file>

<file path=Object 28/content.xml><?xml version="1.0" encoding="utf-8"?>
<math xmlns="http://www.w3.org/1998/Math/MathML" display="block">
  <semantics>
    <mrow>
      <mrow>
        <mi>f</mi>
        <mrow>
          <mo fence="true" form="prefix" stretchy="true">(</mo>
          <mrow>
            <mi>x</mi>
          </mrow>
          <mo fence="true" form="postfix" stretchy="true">)</mo>
        </mrow>
      </mrow>
      <mo stretchy="false">=</mo>
      <mi>x</mi>
    </mrow>
    <annotation encoding="StarMath 5.0">{ f left (x right ) } = x</annotation>
  </semantics>
</math>
</file>

<file path=Object 29/content.xml><?xml version="1.0" encoding="utf-8"?>
<math xmlns="http://www.w3.org/1998/Math/MathML" display="block">
  <semantics>
    <mrow>
      <mrow>
        <mi>f</mi>
        <mrow>
          <mo fence="true" form="prefix" stretchy="true">(</mo>
          <mrow>
            <mi>x</mi>
          </mrow>
          <mo fence="true" form="postfix" stretchy="true">)</mo>
        </mrow>
      </mrow>
      <mo stretchy="false">=</mo>
      <mi>x</mi>
    </mrow>
    <annotation encoding="StarMath 5.0">{ f left (x right ) } = x</annotation>
  </semantics>
</math>
</file>

<file path=Object 3/content.xml><?xml version="1.0" encoding="utf-8"?>
<math xmlns="http://www.w3.org/1998/Math/MathML" display="block">
  <semantics>
    <mrow>
      <mo stretchy="false">∀</mo>
      <mi>a</mi>
      <mi>,</mi>
      <mspace width="2em"/>
      <mi>b</mi>
    </mrow>
    <annotation encoding="StarMath 5.0">forall a , ~ b</annotation>
  </semantics>
</math>
</file>

<file path=Object 30/content.xml><?xml version="1.0" encoding="utf-8"?>
<math xmlns="http://www.w3.org/1998/Math/MathML" display="block">
  <semantics>
    <mrow>
      <mrow>
        <mrow>
          <munderover>
            <mi>lim</mi>
            <mrow>
              <mi>n</mi>
              <mo stretchy="false">=</mo>
              <mn>1</mn>
            </mrow>
            <mi mathvariant="normal">∞</mi>
          </munderover>
          <mrow>
            <mfrac>
              <mn>1</mn>
              <mi>n</mi>
            </mfrac>
            <mrow>
              <mo fence="true" form="prefix" stretchy="false">(</mo>
              <mrow>
                <mrow>
                  <mfrac>
                    <mn>1</mn>
                    <mi>n</mi>
                  </mfrac>
                  <mo stretchy="false">+</mo>
                  <mfrac>
                    <mn>2</mn>
                    <mi>n</mi>
                  </mfrac>
                  <mo stretchy="false">+</mo>
                  <mn>...</mn>
                  <mo stretchy="false">+</mo>
                  <mfrac>
                    <mi>n</mi>
                    <mi>n</mi>
                  </mfrac>
                </mrow>
              </mrow>
              <mo fence="true" form="postfix" stretchy="false">)</mo>
            </mrow>
          </mrow>
        </mrow>
        <mo stretchy="false">−</mo>
        <mrow>
          <munderover>
            <mi>lim</mi>
            <mrow>
              <mi>n</mi>
              <mo stretchy="false">=</mo>
              <mn>1</mn>
            </mrow>
            <mi mathvariant="normal">∞</mi>
          </munderover>
          <mfrac>
            <mi>n</mi>
            <msup>
              <mi>n</mi>
              <mn>2</mn>
            </msup>
          </mfrac>
        </mrow>
      </mrow>
      <mo stretchy="false">=</mo>
      <mrow>
        <mrow>
          <munderover>
            <mi>lim</mi>
            <mrow>
              <mi>n</mi>
              <mo stretchy="false">=</mo>
              <mn>1</mn>
            </mrow>
            <mi mathvariant="normal">∞</mi>
          </munderover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frac>
                <mi>i</mi>
                <mi>n</mi>
              </mfrac>
              <mo stretchy="false">∗</mo>
              <mfrac>
                <mn>1</mn>
                <mi>n</mi>
              </mfrac>
            </mrow>
          </mrow>
        </mrow>
        <mo stretchy="false">−</mo>
        <mn>0</mn>
      </mrow>
      <mo stretchy="false">=</mo>
      <mrow>
        <mrow>
          <munderover>
            <mo stretchy="false">∫</mo>
            <mn>0</mn>
            <mn>1</mn>
          </munderover>
          <mi>x</mi>
        </mrow>
        <mi mathvariant="italic">dx</mi>
      </mrow>
      <mo stretchy="false">=</mo>
      <mfrac>
        <msup>
          <mi>x</mi>
          <mn>2</mn>
        </msup>
        <mn>2</mn>
      </mfrac>
      <mo stretchy="false">=</mo>
      <mrow>
        <mfrac>
          <mn>1</mn>
          <mn>2</mn>
        </mfrac>
        <mo stretchy="false">−</mo>
        <mn>0</mn>
      </mrow>
      <mo stretchy="false">=</mo>
      <mfrac>
        <mn>1</mn>
        <mn>2</mn>
      </mfrac>
    </mrow>
    <annotation encoding="StarMath 5.0">{  { { { lim to { %infinite } from { { n = 1 } } { { 1 over n } ( { { { { 1 over n } + { 2 over n } } + ... } + { n over n } } ) } - lim to { %infinite } from { { n = 1 } } { n over n ^ 2 } } = { lim to { %infinite } from { { n = 1 } } sum to { n } from { { i = 1 } } { { i over n } * { 1 over n } } - {0} = {int to { 1 } from { 0 } x dx} } } = {{x^2} over 2} = {1 over 2} - 0 = 1 over 2}}</annotation>
  </semantics>
</math>
</file>

<file path=Object 31/content.xml><?xml version="1.0" encoding="utf-8"?>
<math xmlns="http://www.w3.org/1998/Math/MathML" display="block">
  <semantics>
    <mrow>
      <mi>f</mi>
      <mrow>
        <mo fence="true" form="prefix" stretchy="true">(</mo>
        <mrow>
          <mi>x</mi>
        </mrow>
        <mo fence="true" form="postfix" stretchy="true">)</mo>
      </mrow>
      <mrow>
        <mspace width="2em"/>
        <mo stretchy="false">=</mo>
        <mspace width="2em"/>
      </mrow>
      <mfrac>
        <mn>1</mn>
        <msqrt>
          <mi>x</mi>
        </msqrt>
      </mfrac>
      <mi>,</mi>
    </mrow>
    <annotation encoding="StarMath 5.0">{ f left ( x right ) { ~ = ~ } 1 over {sqrt x}, }</annotation>
  </semantics>
</math>
</file>

<file path=Object 3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o stretchy="false">∗</mo>
      <msub>
        <mi mathvariant="italic">Δx</mi>
        <mi>i</mi>
      </msub>
    </mrow>
    <annotation encoding="StarMath 5.0">sum to { n } from { i =1 } M_i * Δx_i</annotation>
  </semantics>
</math>
</file>

<file path=Object 33/content.xml><?xml version="1.0" encoding="utf-8"?>
<math xmlns="http://www.w3.org/1998/Math/MathML" display="block">
  <semantics>
    <mrow>
      <mi>x</mi>
      <mo stretchy="false">∈</mo>
      <msub>
        <mi mathvariant="italic">Δx</mi>
        <mi>i</mi>
      </msub>
    </mrow>
    <annotation encoding="StarMath 5.0">{ x  in Δx_i  }</annotation>
  </semantics>
</math>
</file>

<file path=Object 34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o stretchy="false">∗</mo>
      <msub>
        <mi mathvariant="italic">Δx</mi>
        <mi>i</mi>
      </msub>
    </mrow>
    <annotation encoding="StarMath 5.0">sum to { n } from { i =1 } m_i * Δx_i</annotation>
  </semantics>
</math>
</file>

<file path=Object 35/content.xml><?xml version="1.0" encoding="utf-8"?>
<math xmlns="http://www.w3.org/1998/Math/MathML" display="block">
  <semantics>
    <mrow>
      <mi>x</mi>
      <mo stretchy="false">∈</mo>
      <msub>
        <mi mathvariant="italic">Δx</mi>
        <mi>i</mi>
      </msub>
    </mrow>
    <annotation encoding="StarMath 5.0">{ x  in Δx_i  }</annotation>
  </semantics>
</math>
</file>

<file path=Object 36/content.xml><?xml version="1.0" encoding="utf-8"?>
<math xmlns="http://www.w3.org/1998/Math/MathML" display="block">
  <semantics>
    <mrow>
      <mi>f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false">(</mo>
          <mrow>
            <mfrac>
              <mn>1</mn>
              <msqrt>
                <mi>x</mi>
              </msqrt>
            </mfrac>
          </mrow>
          <mo fence="true" form="postfix" stretchy="false">)</mo>
        </mrow>
      </mrow>
      <mrow>
        <mi>'</mi>
        <mo stretchy="false">=</mo>
        <mrow>
          <mo stretchy="false">−</mo>
          <mrow>
            <mfrac>
              <mn>1</mn>
              <mn>2</mn>
            </mfrac>
            <mo stretchy="false">∗</mo>
            <mfrac>
              <mn>1</mn>
              <msup>
                <mi>x</mi>
                <mfrac>
                  <mn>3</mn>
                  <mn>2</mn>
                </mfrac>
              </msup>
            </mfrac>
          </mrow>
        </mrow>
        <mo stretchy="false">=</mo>
        <mrow>
          <mo stretchy="false">−</mo>
          <mfrac>
            <mn>1</mn>
            <mrow>
              <mn>2</mn>
              <mo stretchy="false">∗</mo>
              <msup>
                <mi>x</mi>
                <mfrac>
                  <mn>3</mn>
                  <mn>2</mn>
                </mfrac>
              </msup>
            </mrow>
          </mfrac>
        </mrow>
      </mrow>
    </mrow>
    <annotation encoding="StarMath 5.0">f'(x) = (1 over {sqrt x})' = -{1 over 2 * {1 over x^{3 over 2}}} = - {1 over {2*x^{3 over 2}}}</annotation>
  </semantics>
</math>
</file>

<file path=Object 37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o stretchy="false">∗</mo>
      <msub>
        <mi mathvariant="italic">Δx</mi>
        <mi>i</mi>
      </msub>
    </mrow>
    <annotation encoding="StarMath 5.0">sum to { n } from { i =1 } M_i * Δx_i</annotation>
  </semantics>
</math>
</file>

<file path=Object 38/content.xml><?xml version="1.0" encoding="utf-8"?>
<math xmlns="http://www.w3.org/1998/Math/MathML" display="block">
  <semantics>
    <mrow>
      <msub>
        <mi mathvariant="italic">Δx</mi>
        <mi>i</mi>
      </msub>
      <mo stretchy="false">=</mo>
      <mfrac>
        <mrow>
          <mi>e</mi>
          <mo stretchy="false">−</mo>
          <mn>1</mn>
        </mrow>
        <mi>n</mi>
      </mfrac>
    </mrow>
    <annotation encoding="StarMath 5.0">Δx _ { i } = {e -1} over n</annotation>
  </semantics>
</math>
</file>

<file path=Object 39/content.xml><?xml version="1.0" encoding="utf-8"?>
<math xmlns="http://www.w3.org/1998/Math/MathML" display="block">
  <semantics>
    <mrow>
      <mrow>
        <msub>
          <mi>M</mi>
          <mrow>
            <mn>1</mn>
            <mspace width="2em"/>
          </mrow>
        </msub>
        <mo stretchy="false">=</mo>
        <mfrac>
          <mn>1</mn>
          <msqrt>
            <mn>1</mn>
          </msqrt>
        </mfrac>
        <mo stretchy="false">=</mo>
        <mn>1</mn>
      </mrow>
      <mi>,</mi>
      <mspace width="2em"/>
      <mrow>
        <msub>
          <mi>M</mi>
          <mn>2</mn>
        </msub>
        <mo stretchy="false">=</mo>
        <mfrac>
          <mn>1</mn>
          <msqrt>
            <mrow>
              <mn>1</mn>
              <mo stretchy="false">+</mo>
              <mfrac>
                <mrow>
                  <mi>e</mi>
                  <mo stretchy="false">−</mo>
                  <mn>1</mn>
                </mrow>
                <mi>n</mi>
              </mfrac>
            </mrow>
          </msqrt>
        </mfrac>
        <mo stretchy="false">=</mo>
        <mfrac>
          <mn>1</mn>
          <msqrt>
            <mfrac>
              <mrow>
                <mi>n</mi>
                <mo stretchy="false">+</mo>
                <mi>e</mi>
                <mo stretchy="false">−</mo>
                <mn>1</mn>
              </mrow>
              <mi>n</mi>
            </mfrac>
          </msqrt>
        </mfrac>
      </mrow>
      <mi>,</mi>
      <mspace width="2em"/>
      <mrow>
        <msub>
          <mi>M</mi>
          <mn>3</mn>
        </msub>
        <mo stretchy="false">=</mo>
        <mfrac>
          <mn>1</mn>
          <msqrt>
            <mrow>
              <mn>1</mn>
              <mo stretchy="false">+</mo>
              <mfrac>
                <mrow>
                  <mi>e</mi>
                  <mo stretchy="false">−</mo>
                  <mn>1</mn>
                </mrow>
                <mi>n</mi>
              </mfrac>
              <mo stretchy="false">+</mo>
              <mfrac>
                <mrow>
                  <mi>e</mi>
                  <mo stretchy="false">−</mo>
                  <mn>1</mn>
                </mrow>
                <mi>n</mi>
              </mfrac>
            </mrow>
          </msqrt>
        </mfrac>
      </mrow>
      <mi>,</mi>
      <mspace width="2em"/>
      <mn>...</mn>
      <mi>,</mi>
      <mspace width="2em"/>
      <mrow>
        <msub>
          <mi>M</mi>
          <mi>n</mi>
        </msub>
        <mo stretchy="false">=</mo>
        <mfrac>
          <mn>1</mn>
          <msqrt>
            <mrow>
              <mn>1</mn>
              <mo stretchy="false">+</mo>
              <mrow>
                <mfrac>
                  <mrow>
                    <mi>e</mi>
                    <mo stretchy="false">−</mo>
                    <mn>1</mn>
                  </mrow>
                  <mi>n</mi>
                </mfrac>
                <mo stretchy="false">∗</mo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row>
            </mrow>
          </msqrt>
        </mfrac>
      </mrow>
    </mrow>
    <annotation encoding="StarMath 5.0">M _ { 1 ~ } = 1 over {sqrt 1} = 1, ~ M_2 = {1 over sqrt{1 + {{e - 1} over n}} = 1 over sqrt{{n + e - 1} over n}}, ~ M_3 = 1 over sqrt{{1 + {e - 1} over n + {e-1} over n}}, ~ ..., ~ M_n = 1 over sqrt{1 + {{e-1} over n}*(n-1)}</annotation>
  </semantics>
</math>
</file>

<file path=Object 4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i>a</mi>
              <mo stretchy="false">−</mo>
              <mfrac>
                <mn>2</mn>
                <msup>
                  <mi>a</mi>
                  <mn>2</mn>
                </msup>
              </mfrac>
              <mo stretchy="false">−</mo>
              <mi>b</mi>
            </mrow>
            <mrow>
              <mo stretchy="false">+</mo>
              <mfrac>
                <mn>2</mn>
                <msup>
                  <mi>b</mi>
                  <mn>2</mn>
                </msup>
              </mfrac>
            </mrow>
          </mrow>
        </mrow>
        <mo fence="true" form="postfix" stretchy="false">|</mo>
      </mrow>
      <mo stretchy="false">&lt;</mo>
      <mi>ε</mi>
    </mrow>
    <annotation encoding="StarMath 5.0">{{ lline { { { a - { 2 over a ^ 2 } } - b } {  + { { 2 over b^2}  } } } rline &lt; {%varepsilon } } }
</annotation>
  </semantics>
</math>
</file>

<file path=Object 40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M</mi>
            <mi>i</mi>
          </msub>
        </mrow>
        <mo stretchy="false">∗</mo>
        <msub>
          <mi mathvariant="italic">Δx</mi>
          <mi>i</mi>
        </msub>
      </mrow>
      <mo stretchy="false">=</mo>
      <mrow>
        <mfrac>
          <mrow>
            <mi>e</mi>
            <mo stretchy="false">−</mo>
            <mn>1</mn>
          </mrow>
          <mi>n</mi>
        </mfrac>
        <mo stretchy="false">+</mo>
        <mrow>
          <mfrac>
            <mn>1</mn>
            <msqrt>
              <mrow>
                <mn>1</mn>
                <mo stretchy="false">+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n>...</mn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row>
                    <mo fence="true" form="prefix" stretchy="false">(</mo>
                    <mrow>
                      <mrow>
                        <mi>i</mi>
                        <mo stretchy="false">−</mo>
                        <mn>1</mn>
                      </mrow>
                    </mrow>
                    <mo fence="true" form="postfix" stretchy="false">)</mo>
                  </mrow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n>...</mn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</mrow>
    </mrow>
    <annotation encoding="StarMath 5.0">sum to { n } from { i =1 } M_i * Δx_i = {{e-1} over n} + 1 over {sqrt{1 + {e-1} over n}} * {{e-1} over n}+...+ 1 over {sqrt{1 + {{e-1} over n}*(i-1)}} * {{e-1} over n} + ... + 1 over {sqrt{1 + {{e-1} over n}*(n-1)}} * {{e-1} over n} </annotation>
  </semantics>
</math>
</file>

<file path=Object 4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o stretchy="false">∗</mo>
      <msub>
        <mi mathvariant="italic">Δx</mi>
        <mi>i</mi>
      </msub>
    </mrow>
    <annotation encoding="StarMath 5.0">sum to { n } from { i =1 } m_i * Δx_i</annotation>
  </semantics>
</math>
</file>

<file path=Object 42/content.xml><?xml version="1.0" encoding="utf-8"?>
<math xmlns="http://www.w3.org/1998/Math/MathML" display="block">
  <semantics>
    <mrow>
      <mrow>
        <mrow>
          <msub>
            <mi>m</mi>
            <mn>1</mn>
          </msub>
          <mo stretchy="false">=</mo>
          <mfrac>
            <mn>1</mn>
            <msqrt>
              <mrow>
                <mn>1</mn>
                <mo stretchy="false">+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</msqrt>
          </mfrac>
          <mo stretchy="false">=</mo>
          <mfrac>
            <mn>1</mn>
            <msqrt>
              <mfrac>
                <mrow>
                  <mi>n</mi>
                  <mo stretchy="false">+</mo>
                  <mi>e</mi>
                  <mo stretchy="false">−</mo>
                  <mn>1</mn>
                </mrow>
                <mi>n</mi>
              </mfrac>
            </msqrt>
          </mfrac>
        </mrow>
        <mi>,</mi>
        <mspace width="2em"/>
        <mrow>
          <msub>
            <mi>m</mi>
            <mn>2</mn>
          </msub>
          <mo stretchy="false">=</mo>
          <mfrac>
            <mn>1</mn>
            <msqrt>
              <mrow>
                <mn>1</mn>
                <mo stretchy="false">+</mo>
                <mfrac>
                  <mrow>
                    <mi>e</mi>
                    <mo stretchy="false">−</mo>
                    <mn>1</mn>
                  </mrow>
                  <mi>n</mi>
                </mfrac>
                <mo stretchy="false">+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</msqrt>
          </mfrac>
        </mrow>
        <mi>,</mi>
        <mspace width="2em"/>
        <mn>...</mn>
        <mi>,</mi>
        <mspace width="2em"/>
        <mrow>
          <msub>
            <mi>m</mi>
            <mi>n</mi>
          </msub>
          <mo stretchy="false">=</mo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i>n</mi>
                </mrow>
              </mrow>
            </msqrt>
          </mfrac>
        </mrow>
      </mrow>
      <mo stretchy="false">=</mo>
      <mfrac>
        <mn>1</mn>
        <msqrt>
          <mi>e</mi>
        </msqrt>
      </mfrac>
    </mrow>
    <annotation encoding="StarMath 5.0">{ { { m _ 1 = { 1 over sqrt { 1 + { { e - 1 } over n } } } } = { 1 over sqrt { { { n + e } - 1 } over n } } } , ~ { m _ 2 = { 1 over sqrt { { 1 + { { e - 1 } over n } } + { { e - 1 } over n } } } } , ~ ... , ~ { m _ n = { 1 over sqrt { 1 + { { { e - 1 } over n } * n } } } } }= 1 over sqrt e</annotation>
  </semantics>
</math>
</file>

<file path=Object 43/content.xml><?xml version="1.0" encoding="utf-8"?>
<math xmlns="http://www.w3.org/1998/Math/MathML" display="block">
  <semantics>
    <mrow>
      <mrow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m</mi>
                  <mi>i</mi>
                </msub>
              </mrow>
              <mo stretchy="false">∗</mo>
              <msub>
                <mi mathvariant="italic">Δx</mi>
                <mi>i</mi>
              </msub>
            </mrow>
            <mo stretchy="false">=</mo>
            <mfrac>
              <mn>1</mn>
              <msqrt>
                <mrow>
                  <mn>1</mn>
                  <mo stretchy="false">+</mo>
                  <mfrac>
                    <mrow>
                      <mi>e</mi>
                      <mo stretchy="false">−</mo>
                      <mn>1</mn>
                    </mrow>
                    <mi>n</mi>
                  </mfrac>
                </mrow>
              </msqrt>
            </mfrac>
          </mrow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n>2</mn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n>...</mn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i>i</mi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</mrow>
      <mrow>
        <mn>...</mn>
        <mo stretchy="false">+</mo>
        <mrow>
          <mfrac>
            <mn>1</mn>
            <msqrt>
              <mi>e</mi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</mrow>
    </mrow>
    <annotation encoding="StarMath 5.0">{sum to { n } from { i =1 } m_i * Δx_i = 1 over sqrt{1 + {e-1} over n }} *{{e-1} over n} + 1 over sqrt{1 + {e-1} over n *2} *{{e-1} over n} + ... + 1 over sqrt{1 + {e-1} over n *i} *{{e-1} over n} ... + 1 over sqrt e * {{e -1} over n}</annotation>
  </semantics>
</math>
</file>

<file path=Object 44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f</mi>
      </mrow>
      <mrow>
        <mrow>
          <mo fence="true" form="prefix" stretchy="false">(</mo>
          <mrow>
            <msub>
              <mi>c</mi>
              <mi>i</mi>
            </msub>
          </mrow>
          <mo fence="true" form="postfix" stretchy="false">)</mo>
        </mrow>
        <mo stretchy="false">∗</mo>
        <mi>∆</mi>
      </mrow>
      <mi>x</mi>
    </mrow>
    <annotation encoding="StarMath 5.0">sum to { n } from { i=1 } f(c_i)*∆x</annotation>
  </semantics>
</math>
</file>

<file path=Object 45/content.xml><?xml version="1.0" encoding="utf-8"?>
<math xmlns="http://www.w3.org/1998/Math/MathML" display="block">
  <semantics>
    <mrow>
      <mi>∆</mi>
      <mrow>
        <mi>x</mi>
        <mo stretchy="false">=</mo>
        <mfrac>
          <mrow>
            <mi>e</mi>
            <mo stretchy="false">−</mo>
            <mn>1</mn>
          </mrow>
          <mi>n</mi>
        </mfrac>
      </mrow>
    </mrow>
    <annotation encoding="StarMath 5.0">{ ∆x = { {e -1} over n } }</annotation>
  </semantics>
</math>
</file>

<file path=Object 46/content.xml><?xml version="1.0" encoding="utf-8"?>
<math xmlns="http://www.w3.org/1998/Math/MathML" display="block">
  <semantics>
    <mrow>
      <mrow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m</mi>
                  <mi>i</mi>
                </msub>
              </mrow>
              <mo stretchy="false">∗</mo>
              <msub>
                <mi mathvariant="italic">Δx</mi>
                <mi>i</mi>
              </msub>
            </mrow>
            <mo stretchy="false">=</mo>
            <mfrac>
              <mn>1</mn>
              <msqrt>
                <mrow>
                  <mn>1</mn>
                  <mo stretchy="false">+</mo>
                  <mfrac>
                    <mrow>
                      <mi>e</mi>
                      <mo stretchy="false">−</mo>
                      <mn>1</mn>
                    </mrow>
                    <mi>n</mi>
                  </mfrac>
                </mrow>
              </msqrt>
            </mfrac>
          </mrow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n>2</mn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n>...</mn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i>i</mi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</mrow>
      <mrow>
        <mn>...</mn>
        <mo stretchy="false">+</mo>
        <mrow>
          <mfrac>
            <mn>1</mn>
            <msqrt>
              <mi>e</mi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</mrow>
    </mrow>
    <annotation encoding="StarMath 5.0">{sum to { n } from { i =1 } m_i * Δx_i = 1 over sqrt{1 + {e-1} over n }} *{{e-1} over n} + 1 over sqrt{1 + {e-1} over n *2} *{{e-1} over n} + ... + 1 over sqrt{1 + {e-1} over n *i} *{{e-1} over n} ... + 1 over sqrt e * {{e -1} over n}</annotation>
  </semantics>
</math>
</file>

<file path=Object 47/content.xml><?xml version="1.0" encoding="utf-8"?>
<math xmlns="http://www.w3.org/1998/Math/MathML" display="block">
  <semantics>
    <mrow>
      <mrow>
        <munderover>
          <mi>lim</mi>
          <mrow>
            <mi>n</mi>
            <mo stretchy="false">=</mo>
            <mn>1</mn>
          </mrow>
          <mi mathvariant="normal">∞</mi>
        </munderover>
        <mrow>
          <mo fence="true" form="prefix" stretchy="false">(</mo>
          <mrow>
            <mrow>
              <mrow>
                <mfrac>
                  <mn>1</mn>
                  <msqrt>
                    <mrow>
                      <mn>1</mn>
                      <mo stretchy="false">+</mo>
                      <mfrac>
                        <mrow>
                          <mi>e</mi>
                          <mo stretchy="false">−</mo>
                          <mn>1</mn>
                        </mrow>
                        <mi>n</mi>
                      </mfrac>
                    </mrow>
                  </msqrt>
                </mfrac>
                <mo stretchy="false">∗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  <mo stretchy="false">+</mo>
              <mn>...</mn>
              <mo stretchy="false">+</mo>
              <mrow>
                <mfrac>
                  <mn>1</mn>
                  <msqrt>
                    <mrow>
                      <mn>1</mn>
                      <mo stretchy="false">+</mo>
                      <mrow>
                        <mfrac>
                          <mrow>
                            <mi>e</mi>
                            <mo stretchy="false">−</mo>
                            <mn>1</mn>
                          </mrow>
                          <mi>n</mi>
                        </mfrac>
                        <mo stretchy="false">∗</mo>
                        <mrow>
                          <mo fence="true" form="prefix" stretchy="false">(</mo>
                          <mrow>
                            <mi>i</mi>
                          </mrow>
                          <mo fence="true" form="postfix" stretchy="false">)</mo>
                        </mrow>
                      </mrow>
                    </mrow>
                  </msqrt>
                </mfrac>
                <mo stretchy="false">∗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  <mo stretchy="false">+</mo>
              <mn>...</mn>
              <mo stretchy="false">+</mo>
              <mrow>
                <mfrac>
                  <mn>1</mn>
                  <msqrt>
                    <mi>e</mi>
                  </msqrt>
                </mfrac>
                <mo stretchy="false">∗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</mrow>
          </mrow>
          <mo fence="true" form="postfix" stretchy="false">)</mo>
        </mrow>
      </mrow>
      <mo stretchy="false">=</mo>
      <mrow>
        <mrow>
          <munderover>
            <mi>lim</mi>
            <mrow>
              <mi>n</mi>
              <mo stretchy="false">=</mo>
              <mn>1</mn>
            </mrow>
            <mi mathvariant="normal">∞</mi>
          </munderover>
          <mrow>
            <mo fence="true" form="prefix" stretchy="false">(</mo>
            <mrow>
              <mfrac>
                <mrow>
                  <mi>e</mi>
                  <mo stretchy="false">−</mo>
                  <mn>1</mn>
                </mrow>
                <mi>n</mi>
              </mfrac>
            </mrow>
            <mo fence="true" form="postfix" stretchy="false">)</mo>
          </mrow>
        </mrow>
        <mrow>
          <mo fence="true" form="prefix" stretchy="false">(</mo>
          <mrow>
            <mrow>
              <mfrac>
                <mn>1</mn>
                <msqrt>
                  <mrow>
                    <mn>1</mn>
                    <mo stretchy="false">+</mo>
                    <mfrac>
                      <mrow>
                        <mi>e</mi>
                        <mo stretchy="false">−</mo>
                        <mn>1</mn>
                      </mrow>
                      <mi>n</mi>
                    </mfrac>
                  </mrow>
                </msqrt>
              </mfrac>
              <mo stretchy="false">+</mo>
              <mn>...</mn>
              <mo stretchy="false">+</mo>
              <mfrac>
                <mn>1</mn>
                <msqrt>
                  <mi>e</mi>
                </msqrt>
              </mfrac>
            </mrow>
          </mrow>
          <mo fence="true" form="postfix" stretchy="false">)</mo>
        </mrow>
      </mrow>
    </mrow>
    <annotation encoding="StarMath 5.0">{ lim to { { %infinite } } from { { n = 1 } }( { { { { {  { { 1 over sqrt { 1 + { { e - 1 } over n } } } * { { e - 1 } over n } } } + ... } + { { 1 over sqrt { 1 + { { { e - 1 } over n } * ( { i } ) } } } * { { e - 1 } over n } } } + ... } + { { 1 over sqrt { e } } * { { e - 1 } over n } } }) } = {lim to { { %infinite } } from { { n = 1 } } ({e-1} over n)({1 over sqrt{1 + {e-1} over n} + ... + {1 over sqrt{e}}})} </annotation>
  </semantics>
</math>
</file>

<file path=Object 5/content.xml><?xml version="1.0" encoding="utf-8"?>
<math xmlns="http://www.w3.org/1998/Math/MathML" display="block">
  <semantics>
    <mrow>
      <mrow>
        <mrow>
          <mfrac>
            <mrow>
              <msup>
                <mi>a</mi>
                <mn>3</mn>
              </msup>
              <mo stretchy="false">−</mo>
              <mn>2</mn>
            </mrow>
            <msup>
              <mi>a</mi>
              <mn>2</mn>
            </msup>
          </mfrac>
          <mo stretchy="false">−</mo>
          <mfrac>
            <mrow>
              <msup>
                <mi>b</mi>
                <mn>3</mn>
              </msup>
              <mo stretchy="false">−</mo>
              <mn>2</mn>
            </mrow>
            <msup>
              <mi>b</mi>
              <mn>2</mn>
            </msup>
          </mfrac>
        </mrow>
        <mo stretchy="false">=</mo>
        <mfrac>
          <mrow>
            <mrow>
              <mrow>
                <msup>
                  <mi>a</mi>
                  <mn>3</mn>
                </msup>
                <mo stretchy="false">∗</mo>
                <msup>
                  <mi>b</mi>
                  <mn>2</mn>
                </msup>
              </mrow>
              <mo stretchy="false">−</mo>
              <mn>2</mn>
            </mrow>
            <mrow>
              <msup>
                <mi>b</mi>
                <mn>2</mn>
              </msup>
              <mo stretchy="false">−</mo>
              <mrow>
                <msup>
                  <mi>b</mi>
                  <mn>3</mn>
                </msup>
                <mo stretchy="false">∗</mo>
                <msup>
                  <mi>a</mi>
                  <mn>2</mn>
                </msup>
              </mrow>
              <mo stretchy="false">+</mo>
              <mn>2</mn>
            </mrow>
            <msup>
              <mi>a</mi>
              <mn>2</mn>
            </msup>
          </mrow>
          <mrow>
            <msup>
              <mi>b</mi>
              <mn>2</mn>
            </msup>
            <mo stretchy="false">∗</mo>
            <msup>
              <mi>a</mi>
              <mn>2</mn>
            </msup>
          </mrow>
        </mfrac>
      </mrow>
      <mrow>
        <mspace width="2em"/>
        <mo stretchy="false">=</mo>
        <mspace width="2em"/>
      </mrow>
      <mfrac>
        <mrow>
          <mrow>
            <mrow>
              <msup>
                <mi>a</mi>
                <mn>3</mn>
              </msup>
              <mo stretchy="false">∗</mo>
              <msup>
                <mi>b</mi>
                <mn>2</mn>
              </msup>
            </mrow>
            <mo stretchy="false">−</mo>
            <mrow>
              <msup>
                <mi>a</mi>
                <mn>2</mn>
              </msup>
              <mo stretchy="false">∗</mo>
              <msup>
                <mi>b</mi>
                <mn>3</mn>
              </msup>
            </mrow>
            <mo stretchy="false">+</mo>
            <mn>2</mn>
          </mrow>
          <mrow>
            <msup>
              <mi>a</mi>
              <mn>2</mn>
            </msup>
            <mo stretchy="false">−</mo>
            <mn>2</mn>
          </mrow>
          <msup>
            <mi>b</mi>
            <mn>2</mn>
          </msup>
        </mrow>
        <mrow>
          <msup>
            <mi>a</mi>
            <mn>2</mn>
          </msup>
          <mo stretchy="false">∗</mo>
          <msup>
            <mi>b</mi>
            <mn>2</mn>
          </msup>
        </mrow>
      </mfrac>
      <mrow>
        <mspace width="2em"/>
        <mo stretchy="false">=</mo>
        <mspace width="2em"/>
      </mrow>
      <mfrac>
        <mrow>
          <mrow>
            <msup>
              <mi>a</mi>
              <mn>2</mn>
            </msup>
            <mo stretchy="false">∗</mo>
            <msup>
              <mi>b</mi>
              <mn>2</mn>
            </msup>
          </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o stretchy="false">+</mo>
            <mn>2</mn>
          </mrow>
          <mrow>
            <mo fence="true" form="prefix" stretchy="false">(</mo>
            <mrow>
              <mrow>
                <msup>
                  <mi>a</mi>
                  <mn>2</mn>
                </msup>
                <mo stretchy="false">−</mo>
                <msup>
                  <mi>b</mi>
                  <mn>2</mn>
                </msup>
              </mrow>
            </mrow>
            <mo fence="true" form="postfix" stretchy="false">)</mo>
          </mrow>
        </mrow>
        <mrow>
          <msup>
            <mi>a</mi>
            <mn>2</mn>
          </msup>
          <mo stretchy="false">∗</mo>
          <msup>
            <mi>b</mi>
            <mn>2</mn>
          </msup>
        </mrow>
      </mfrac>
      <mrow>
        <mspace width="2em"/>
        <mo stretchy="false">&lt;</mo>
        <mi>ε</mi>
      </mrow>
    </mrow>
    <annotation encoding="StarMath 5.0">{ { { { { a ^ 3 - 2 } over a ^ 2 } - { { b ^ 3 - 2 } over b ^ 2 } } = { { { { a ^ 3 * b ^ 2 } - 2 } { { b ^ 2 - { b ^ 3 * a ^ 2 } } + 2 } a ^ 2 } over { b ^ 2 * a ^ 2 } } } { ~ = ~ } { { { { { a ^ 3 * b ^ 2 } - { a ^ 2 * b ^ 3 } } + 2 } { a ^ 2 - 2 } b ^ 2 } over { a ^ 2 * b ^ 2 } } { ~ = ~ } { {a^2*b^2(a
-b)+2(a^2-b^2)} over {a^2*b^2} } { ~ &lt; %varepsilon } }</annotation>
  </semantics>
</math>
</file>

<file path=Object 51/content.xml><?xml version="1.0" encoding="utf-8"?>
<math xmlns="http://www.w3.org/1998/Math/MathML" display="block">
  <semantics>
    <mrow>
      <munderover>
        <mo stretchy="false">∫</mo>
        <mn>1</mn>
        <mi>e</mi>
      </munderover>
      <mrow>
        <mfrac>
          <mn>1</mn>
          <msqrt>
            <mi>x</mi>
          </msqrt>
        </mfrac>
        <mrow>
          <mi mathvariant="italic">dx</mi>
          <mo stretchy="false">=</mo>
          <mn>2</mn>
        </mrow>
        <msqrt>
          <mi>x</mi>
        </msqrt>
      </mrow>
    </mrow>
    <annotation encoding="StarMath 5.0">int to { e } from { 1 } {1 over sqrt x dx = 2sqrt x}</annotation>
  </semantics>
</math>
</file>

<file path=Object 52/content.xml><?xml version="1.0" encoding="utf-8"?>
<math xmlns="http://www.w3.org/1998/Math/MathML" display="block">
  <semantics>
    <mrow>
      <mn>2</mn>
      <mrow>
        <msqrt>
          <mi>e</mi>
        </msqrt>
        <mo stretchy="false">−</mo>
        <mn>2</mn>
      </mrow>
    </mrow>
    <annotation encoding="StarMath 5.0">{2 sqrt e - 2 }</annotation>
  </semantics>
</math>
</file>

<file path=Object 6/content.xml><?xml version="1.0" encoding="utf-8"?>
<math xmlns="http://www.w3.org/1998/Math/MathML" display="block">
  <semantics>
    <mrow>
      <mrow>
        <mrow>
          <mfrac>
            <mrow>
              <mrow>
                <msup>
                  <mi>a</mi>
                  <mn>2</mn>
                </msup>
                <mo stretchy="false">∗</mo>
                <msup>
                  <mi>b</mi>
                  <mn>2</mn>
                </msup>
              </mrow>
              <mrow>
                <mrow>
                  <mo fence="true" form="prefix" stretchy="false">(</mo>
                  <mrow>
                    <mrow>
                      <mi>a</mi>
                      <mo stretchy="false">−</mo>
                      <mi>b</mi>
                    </mrow>
                  </mrow>
                  <mo fence="true" form="postfix" stretchy="false">)</mo>
                </mrow>
                <mo stretchy="false">+</mo>
                <mn>2</mn>
              </mrow>
              <mrow>
                <mo fence="true" form="prefix" stretchy="false">(</mo>
                <mrow>
                  <mrow>
                    <mi>a</mi>
                    <mo stretchy="false">−</mo>
                    <mi>b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i>a</mi>
                    <mo stretchy="false">+</mo>
                    <mi>b</mi>
                  </mrow>
                </mrow>
                <mo fence="true" form="postfix" stretchy="false">)</mo>
              </mrow>
            </mrow>
            <mrow>
              <msup>
                <mi>a</mi>
                <mn>2</mn>
              </msup>
              <mo stretchy="false">∗</mo>
              <msup>
                <mi>b</mi>
                <mn>2</mn>
              </msup>
            </mrow>
          </mfrac>
          <mo stretchy="false">=</mo>
          <mfrac>
            <mrow>
              <mrow>
                <mo fence="true" form="prefix" stretchy="false">(</mo>
                <mrow>
                  <mrow>
                    <mi>a</mi>
                    <mo stretchy="false">−</mo>
                    <mi>b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row>
                      <mrow>
                        <msup>
                          <mi>a</mi>
                          <mn>2</mn>
                        </msup>
                        <mo stretchy="false">∗</mo>
                        <msup>
                          <mi>b</mi>
                          <mn>2</mn>
                        </msup>
                      </mrow>
                      <mo stretchy="false">+</mo>
                      <mn>2</mn>
                    </mrow>
                    <mrow>
                      <mo fence="true" form="prefix" stretchy="false">(</mo>
                      <mrow>
                        <mrow>
                          <mi>a</mi>
                          <mo stretchy="false">+</mo>
                          <mi>b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  <mrow>
              <msup>
                <mi>a</mi>
                <mn>2</mn>
              </msup>
              <mo stretchy="false">∗</mo>
              <msup>
                <mi>b</mi>
                <mn>2</mn>
              </msup>
            </mrow>
          </mfrac>
          <mo stretchy="false">=</mo>
          <mfrac>
            <mrow>
              <mrow>
                <mo fence="true" form="prefix" stretchy="false">(</mo>
                <mrow>
                  <mrow>
                    <mi>a</mi>
                    <mo stretchy="false">−</mo>
                    <mi>b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row>
                      <mrow>
                        <msup>
                          <mi>a</mi>
                          <mn>2</mn>
                        </msup>
                        <mo stretchy="false">∗</mo>
                        <msup>
                          <mi>b</mi>
                          <mn>2</mn>
                        </msup>
                      </mrow>
                      <mo stretchy="false">+</mo>
                      <mn>2</mn>
                    </mrow>
                    <mrow>
                      <mi>a</mi>
                      <mo stretchy="false">+</mo>
                      <mn>2</mn>
                    </mrow>
                    <mi>b</mi>
                  </mrow>
                </mrow>
                <mo fence="true" form="postfix" stretchy="false">)</mo>
              </mrow>
            </mrow>
            <mrow>
              <msup>
                <mi>a</mi>
                <mn>2</mn>
              </msup>
              <mo stretchy="false">∗</mo>
              <msup>
                <mi>b</mi>
                <mn>2</mn>
              </msup>
            </mrow>
          </mfrac>
          <mo stretchy="false">=</mo>
          <mrow>
            <mo fence="true" form="prefix" stretchy="false">(</mo>
            <mrow>
              <mrow>
                <mi>a</mi>
                <mo stretchy="false">−</mo>
                <mi>b</mi>
              </mrow>
            </mrow>
            <mo fence="true" form="postfix" stretchy="false">)</mo>
          </mrow>
        </mrow>
        <mfrac>
          <mrow>
            <mrow>
              <mrow>
                <msup>
                  <mi>a</mi>
                  <mn>2</mn>
                </msup>
                <mo stretchy="false">∗</mo>
                <msup>
                  <mi>b</mi>
                  <mn>2</mn>
                </msup>
              </mrow>
              <mo stretchy="false">+</mo>
              <mn>2</mn>
            </mrow>
            <mrow>
              <mi>a</mi>
              <mo stretchy="false">+</mo>
              <mn>2</mn>
            </mrow>
            <mi>b</mi>
          </mrow>
          <mrow>
            <msup>
              <mi>a</mi>
              <mn>2</mn>
            </msup>
            <mo stretchy="false">∗</mo>
            <msup>
              <mi>b</mi>
              <mn>2</mn>
            </msup>
          </mrow>
        </mfrac>
      </mrow>
      <mo stretchy="false">&lt;</mo>
      <mi>ε</mi>
    </mrow>
    <annotation encoding="StarMath 5.0">{  { { { { { { { a ^ 2 * b ^ 2 } { ( { a - b } ) + 2 } ( { a - b } ) ( { a + b } ) } over { a ^ 2 * b ^ 2 } } = { { ( { a - b } ) ( { { { a ^ 2 * b ^ 2 } + 2 } ( { a + b } ) } ) } over { a ^ 2 * b ^ 2 } } } = { { ( { a - b } ) ( { { { a ^ 2 * b ^ 2 } + 2 } { a + 2 } b } ) } over { a ^ 2 * b ^ 2 } } } = ( { a - b } ) { {a^2*b^2+2a+2b} over {a^2*b^2} } } &lt; %varepsilon } }</annotation>
  </semantics>
</math>
</file>

<file path=Object 7/content.xml><?xml version="1.0" encoding="utf-8"?>
<math xmlns="http://www.w3.org/1998/Math/MathML" display="block">
  <semantics>
    <mrow>
      <mrow>
        <mo fence="true" form="prefix" stretchy="true">(</mo>
        <mrow>
          <mrow>
            <mi>a</mi>
            <mo stretchy="false">−</mo>
            <mi>b</mi>
          </mrow>
        </mrow>
        <mo fence="true" form="postfix" stretchy="true">)</mo>
      </mrow>
      <mrow>
        <mrow>
          <mo fence="true" form="prefix" stretchy="false">(</mo>
          <mrow>
            <mrow>
              <mn>1</mn>
              <mo stretchy="false">+</mo>
              <mfrac>
                <mrow>
                  <mn>2</mn>
                  <mrow>
                    <mi>a</mi>
                    <mo stretchy="false">+</mo>
                    <mn>2</mn>
                  </mrow>
                  <mi>b</mi>
                </mrow>
                <mrow>
                  <msup>
                    <mi>a</mi>
                    <mn>2</mn>
                  </msup>
                  <mo stretchy="false">∗</mo>
                  <msup>
                    <mi>b</mi>
                    <mn>2</mn>
                  </msup>
                </mrow>
              </mfrac>
            </mrow>
          </mrow>
          <mo fence="true" form="postfix" stretchy="false">)</mo>
        </mrow>
        <mo stretchy="false">&lt;</mo>
        <mi>ε</mi>
      </mrow>
    </mrow>
    <annotation encoding="StarMath 5.0">{  left ( { a - b } right ) { ( { 1 + { { 2 { a + 2 } b } over { a ^ 2 * b ^ 2 } } } ) &lt; {%varepsilon} } }</annotation>
  </semantics>
</math>
</file>

<file path=Object 8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n>2</mn>
                      <mrow>
                        <mi>a</mi>
                        <mo stretchy="false">+</mo>
                        <mn>2</mn>
                      </mrow>
                      <mi>b</mi>
                    </mrow>
                    <mrow>
                      <msup>
                        <mi>a</mi>
                        <mn>2</mn>
                      </msup>
                      <mo stretchy="false">∗</mo>
                      <msup>
                        <mi>b</mi>
                        <mn>2</mn>
                      </msup>
                    </mrow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&lt;</mo>
      <mi>ε</mi>
    </mrow>
    <annotation encoding="StarMath 5.0">{ { lline { ( { a - b } ) ( { 1 + { { 2 { a + 2 } b } over { a ^ 2 * b ^ 2 } } } ) } rline &lt; {%varepsilon} } }</annotation>
  </semantics>
</math>
</file>

<file path=Object 9/content.xml><?xml version="1.0" encoding="utf-8"?>
<math xmlns="http://www.w3.org/1998/Math/MathML" display="block">
  <semantics>
    <mfrac>
      <mrow>
        <mn>2</mn>
        <mrow>
          <mi>a</mi>
          <mo stretchy="false">+</mo>
          <mn>2</mn>
        </mrow>
        <mi>b</mi>
      </mrow>
      <mrow>
        <msup>
          <mi>a</mi>
          <mn>2</mn>
        </msup>
        <mo stretchy="false">∗</mo>
        <msup>
          <mi>b</mi>
          <mn>2</mn>
        </msup>
      </mrow>
    </mfrac>
    <annotation encoding="StarMath 5.0">{  {2a+2b} over {a^2*b^2} }</annotation>
  </semantics>
</math>
</file>